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983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154cm"/>
    </style:style>
    <style:style style:name="co19" style:family="table-column">
      <style:table-column-properties fo:break-before="auto" style:column-width="3.371cm"/>
    </style:style>
    <style:style style:name="co20" style:family="table-column">
      <style:table-column-properties fo:break-before="auto" style:column-width="1.866cm"/>
    </style:style>
    <style:style style:name="co21" style:family="table-column">
      <style:table-column-properties fo:break-before="auto" style:column-width="3.224cm"/>
    </style:style>
    <style:style style:name="co22" style:family="table-column">
      <style:table-column-properties fo:break-before="auto" style:column-width="2.739cm"/>
    </style:style>
    <style:style style:name="co23" style:family="table-column">
      <style:table-column-properties fo:break-before="auto" style:column-width="7.08cm"/>
    </style:style>
    <style:style style:name="co24" style:family="table-column">
      <style:table-column-properties fo:break-before="auto" style:column-width="3.298cm"/>
    </style:style>
    <style:style style:name="co25" style:family="table-column">
      <style:table-column-properties fo:break-before="auto" style:column-width="6.742cm"/>
    </style:style>
    <style:style style:name="co26" style:family="table-column">
      <style:table-column-properties fo:break-before="auto" style:column-width="7.105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5.398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2.275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4.736cm" fo:break-before="auto" style:use-optimal-row-height="false"/>
    </style:style>
    <style:style style:name="ro17" style:family="table-row">
      <style:table-row-properties style:row-height="3.598cm" fo:break-before="auto" style:use-optimal-row-height="false"/>
    </style:style>
    <style:style style:name="ro18" style:family="table-row">
      <style:table-row-properties style:row-height="1.746cm" fo:break-before="auto" style:use-optimal-row-height="false"/>
    </style:style>
    <style:style style:name="ro19" style:family="table-row">
      <style:table-row-properties style:row-height="6.165cm" fo:break-before="auto" style:use-optimal-row-height="false"/>
    </style:style>
    <style:style style:name="ro20" style:family="table-row">
      <style:table-row-properties style:row-height="2.17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4.789cm" fo:break-before="auto" style:use-optimal-row-height="false"/>
    </style:style>
    <style:style style:name="ro23" style:family="table-row">
      <style:table-row-properties style:row-height="1.191cm" fo:break-before="auto" style:use-optimal-row-height="false"/>
    </style:style>
    <style:style style:name="ro24" style:family="table-row">
      <style:table-row-properties style:row-height="2.249cm" fo:break-before="auto" style:use-optimal-row-height="false"/>
    </style:style>
    <style:style style:name="ro25" style:family="table-row">
      <style:table-row-properties style:row-height="1.879cm" fo:break-before="auto" style:use-optimal-row-height="false"/>
    </style:style>
    <style:style style:name="ro26" style:family="table-row">
      <style:table-row-properties style:row-height="3.67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3.625cm" fo:break-before="auto" style:use-optimal-row-height="false"/>
    </style:style>
    <style:style style:name="ro29" style:family="table-row">
      <style:table-row-properties style:row-height="1.402cm" fo:break-before="auto" style:use-optimal-row-height="false"/>
    </style:style>
    <style:style style:name="ro30" style:family="table-row">
      <style:table-row-properties style:row-height="1.429cm" fo:break-before="auto" style:use-optimal-row-height="false"/>
    </style:style>
    <style:style style:name="ro31" style:family="table-row">
      <style:table-row-properties style:row-height="1.349cm" fo:break-before="auto" style:use-optimal-row-height="false"/>
    </style:style>
    <style:style style:name="ro32" style:family="table-row">
      <style:table-row-properties style:row-height="1.667cm" fo:break-before="auto" style:use-optimal-row-height="false"/>
    </style:style>
    <style:style style:name="ro33" style:family="table-row">
      <style:table-row-properties style:row-height="2.963cm" fo:break-before="auto" style:use-optimal-row-height="false"/>
    </style:style>
    <style:style style:name="ro34" style:family="table-row">
      <style:table-row-properties style:row-height="3.043cm" fo:break-before="auto" style:use-optimal-row-height="false"/>
    </style:style>
    <style:style style:name="ro35" style:family="table-row">
      <style:table-row-properties style:row-height="1.508cm" fo:break-before="auto" style:use-optimal-row-height="false"/>
    </style:style>
    <style:style style:name="ro36" style:family="table-row">
      <style:table-row-properties style:row-height="1.799cm" fo:break-before="auto" style:use-optimal-row-height="false"/>
    </style:style>
    <style:style style:name="ro37" style:family="table-row">
      <style:table-row-properties style:row-height="1.296cm" fo:break-before="auto" style:use-optimal-row-height="false"/>
    </style:style>
    <style:style style:name="ro38" style:family="table-row">
      <style:table-row-properties style:row-height="2.99cm" fo:break-before="auto" style:use-optimal-row-height="false"/>
    </style:style>
    <style:style style:name="ro39" style:family="table-row">
      <style:table-row-properties style:row-height="2.461cm" fo:break-before="auto" style:use-optimal-row-height="false"/>
    </style:style>
    <style:style style:name="ro40" style:family="table-row">
      <style:table-row-properties style:row-height="3.281cm" fo:break-before="auto" style:use-optimal-row-height="false"/>
    </style:style>
    <style:style style:name="ro41" style:family="table-row">
      <style:table-row-properties style:row-height="2.196cm" fo:break-before="auto" style:use-optimal-row-height="false"/>
    </style:style>
    <style:style style:name="ro42" style:family="table-row">
      <style:table-row-properties style:row-height="1.535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acc_5f_fmt">
      <style:table-properties table:display="true" style:writing-mode="lr-tb"/>
    </style:style>
    <style:style style:name="ta3" style:family="table" style:master-page-name="PageStyle_5f_t_5f_acc_5f_fmt_5f_cols">
      <style:table-properties table:display="true" style:writing-mode="lr-tb"/>
    </style:style>
    <style:style style:name="ta4" style:family="table" style:master-page-name="PageStyle_5f_t_5f_acc_5f_period">
      <style:table-properties table:display="true" style:writing-mode="lr-tb"/>
    </style:style>
    <style:style style:name="ta5" style:family="table" style:master-page-name="PageStyle_5f_t_5f_bank_5f_account">
      <style:table-properties table:display="true" style:writing-mode="lr-tb"/>
    </style:style>
    <style:style style:name="ta6" style:family="table" style:master-page-name="PageStyle_5f_t_5f_biz_5f_log">
      <style:table-properties table:display="true" style:writing-mode="lr-tb"/>
    </style:style>
    <style:style style:name="ta7" style:family="table" style:master-page-name="PageStyle_5f_t_5f_cash">
      <style:table-properties table:display="true" style:writing-mode="lr-tb"/>
    </style:style>
    <style:style style:name="ta8" style:family="table" style:master-page-name="PageStyle_5f_t_5f_cash_5f_detail">
      <style:table-properties table:display="true" style:writing-mode="lr-tb"/>
    </style:style>
    <style:style style:name="ta9" style:family="table" style:master-page-name="PageStyle_5f_t_5f_config">
      <style:table-properties table:display="true" style:writing-mode="lr-tb"/>
    </style:style>
    <style:style style:name="ta10" style:family="table" style:master-page-name="PageStyle_5f_t_5f_customer">
      <style:table-properties table:display="true" style:writing-mode="lr-tb"/>
    </style:style>
    <style:style style:name="ta11" style:family="table" style:master-page-name="PageStyle_5f_t_5f_customer_5f_category">
      <style:table-properties table:display="true" style:writing-mode="lr-tb"/>
    </style:style>
    <style:style style:name="ta12" style:family="table" style:master-page-name="PageStyle_5f_t_5f_dmo_5f_bill">
      <style:table-properties table:display="true" style:writing-mode="lr-tb"/>
    </style:style>
    <style:style style:name="ta13" style:family="table" style:master-page-name="PageStyle_5f_t_5f_dmo_5f_bill_5f_detail">
      <style:table-properties table:display="true" style:writing-mode="lr-tb"/>
    </style:style>
    <style:style style:name="ta14" style:family="table" style:master-page-name="PageStyle_5f_t_5f_dmo_5f_dmw">
      <style:table-properties table:display="true" style:writing-mode="lr-tb"/>
    </style:style>
    <style:style style:name="ta15" style:family="table" style:master-page-name="PageStyle_5f_t_5f_dmw_5f_bill">
      <style:table-properties table:display="true" style:writing-mode="lr-tb"/>
    </style:style>
    <style:style style:name="ta16" style:family="table" style:master-page-name="PageStyle_5f_t_5f_dmw_5f_bill_5f_detail">
      <style:table-properties table:display="true" style:writing-mode="lr-tb"/>
    </style:style>
    <style:style style:name="ta17" style:family="table" style:master-page-name="PageStyle_5f_t_5f_factory">
      <style:table-properties table:display="true" style:writing-mode="lr-tb"/>
    </style:style>
    <style:style style:name="ta18" style:family="table" style:master-page-name="PageStyle_5f_t_5f_factory_5f_category">
      <style:table-properties table:display="true" style:writing-mode="lr-tb"/>
    </style:style>
    <style:style style:name="ta19" style:family="table" style:master-page-name="PageStyle_5f_t_5f_fid">
      <style:table-properties table:display="true" style:writing-mode="lr-tb"/>
    </style:style>
    <style:style style:name="ta20" style:family="table" style:master-page-name="PageStyle_5f_t_5f_fid_5f_plus">
      <style:table-properties table:display="true" style:writing-mode="lr-tb"/>
    </style:style>
    <style:style style:name="ta21" style:family="table" style:master-page-name="PageStyle_5f_t_5f_goods">
      <style:table-properties table:display="true" style:writing-mode="lr-tb"/>
    </style:style>
    <style:style style:name="ta22" style:family="table" style:master-page-name="PageStyle_5f_t_5f_goods_5f_bom">
      <style:table-properties table:display="true" style:writing-mode="lr-tb"/>
    </style:style>
    <style:style style:name="ta23" style:family="table" style:master-page-name="PageStyle_5f_t_5f_goods_5f_brand">
      <style:table-properties table:display="true" style:writing-mode="lr-tb"/>
    </style:style>
    <style:style style:name="ta24" style:family="table" style:master-page-name="PageStyle_5f_t_5f_goods_5f_category">
      <style:table-properties table:display="true" style:writing-mode="lr-tb"/>
    </style:style>
    <style:style style:name="ta25" style:family="table" style:master-page-name="PageStyle_5f_t_5f_goods_5f_price">
      <style:table-properties table:display="true" style:writing-mode="lr-tb"/>
    </style:style>
    <style:style style:name="ta26" style:family="table" style:master-page-name="PageStyle_5f_t_5f_goods_5f_si">
      <style:table-properties table:display="true" style:writing-mode="lr-tb"/>
    </style:style>
    <style:style style:name="ta27" style:family="table" style:master-page-name="PageStyle_5f_t_5f_goods_5f_unit">
      <style:table-properties table:display="true" style:writing-mode="lr-tb"/>
    </style:style>
    <style:style style:name="ta28" style:family="table" style:master-page-name="PageStyle_5f_t_5f_ic_5f_bill">
      <style:table-properties table:display="true" style:writing-mode="lr-tb"/>
    </style:style>
    <style:style style:name="ta29" style:family="table" style:master-page-name="PageStyle_5f_t_5f_ic_5f_bill_5f_detail">
      <style:table-properties table:display="true" style:writing-mode="lr-tb"/>
    </style:style>
    <style:style style:name="ta30" style:family="table" style:master-page-name="PageStyle_5f_t_5f_inventory">
      <style:table-properties table:display="true" style:writing-mode="lr-tb"/>
    </style:style>
    <style:style style:name="ta31" style:family="table" style:master-page-name="PageStyle_5f_t_5f_inventory_5f_detail">
      <style:table-properties table:display="true" style:writing-mode="lr-tb"/>
    </style:style>
    <style:style style:name="ta32" style:family="table" style:master-page-name="PageStyle_5f_t_5f_inventory_5f_fifo">
      <style:table-properties table:display="true" style:writing-mode="lr-tb"/>
    </style:style>
    <style:style style:name="ta33" style:family="table" style:master-page-name="PageStyle_5f_t_5f_inventory_5f_fifo_5f_detail">
      <style:table-properties table:display="true" style:writing-mode="lr-tb"/>
    </style:style>
    <style:style style:name="ta34" style:family="table" style:master-page-name="PageStyle_5f_t_5f_it_5f_bill">
      <style:table-properties table:display="true" style:writing-mode="lr-tb"/>
    </style:style>
    <style:style style:name="ta35" style:family="table" style:master-page-name="PageStyle_5f_t_5f_it_5f_bill_5f_detail">
      <style:table-properties table:display="true" style:writing-mode="lr-tb"/>
    </style:style>
    <style:style style:name="ta36" style:family="table" style:master-page-name="PageStyle_5f_t_5f_matrix_5f_bom_5f_config">
      <style:table-properties table:display="true" style:writing-mode="lr-tb"/>
    </style:style>
    <style:style style:name="ta37" style:family="table" style:master-page-name="PageStyle_5f_t_5f_menu_5f_item">
      <style:table-properties table:display="true" style:writing-mode="lr-tb"/>
    </style:style>
    <style:style style:name="ta38" style:family="table" style:master-page-name="PageStyle_5f_t_5f_menu_5f_item_5f_plus">
      <style:table-properties table:display="true" style:writing-mode="lr-tb"/>
    </style:style>
    <style:style style:name="ta39" style:family="table" style:master-page-name="PageStyle_5f_t_5f_org">
      <style:table-properties table:display="true" style:writing-mode="lr-tb"/>
    </style:style>
    <style:style style:name="ta40" style:family="table" style:master-page-name="PageStyle_5f_t_5f_payables">
      <style:table-properties table:display="true" style:writing-mode="lr-tb"/>
    </style:style>
    <style:style style:name="ta41" style:family="table" style:master-page-name="PageStyle_5f_t_5f_payables_5f_detail">
      <style:table-properties table:display="true" style:writing-mode="lr-tb"/>
    </style:style>
    <style:style style:name="ta42" style:family="table" style:master-page-name="PageStyle_5f_t_5f_payment">
      <style:table-properties table:display="true" style:writing-mode="lr-tb"/>
    </style:style>
    <style:style style:name="ta43" style:family="table" style:master-page-name="PageStyle_5f_t_5f_permission">
      <style:table-properties table:display="true" style:writing-mode="lr-tb"/>
    </style:style>
    <style:style style:name="ta44" style:family="table" style:master-page-name="PageStyle_5f_t_5f_permission_5f_plus">
      <style:table-properties table:display="true" style:writing-mode="lr-tb"/>
    </style:style>
    <style:style style:name="ta45" style:family="table" style:master-page-name="PageStyle_5f_t_5f_po_5f_bill">
      <style:table-properties table:display="true" style:writing-mode="lr-tb"/>
    </style:style>
    <style:style style:name="ta46" style:family="table" style:master-page-name="PageStyle_5f_t_5f_po_5f_bill_5f_detail">
      <style:table-properties table:display="true" style:writing-mode="lr-tb"/>
    </style:style>
    <style:style style:name="ta47" style:family="table" style:master-page-name="PageStyle_5f_t_5f_po_5f_pw">
      <style:table-properties table:display="true" style:writing-mode="lr-tb"/>
    </style:style>
    <style:style style:name="ta48" style:family="table" style:master-page-name="PageStyle_5f_t_5f_pre_5f_payment">
      <style:table-properties table:display="true" style:writing-mode="lr-tb"/>
    </style:style>
    <style:style style:name="ta49" style:family="table" style:master-page-name="PageStyle_5f_t_5f_pre_5f_payment_5f_detail">
      <style:table-properties table:display="true" style:writing-mode="lr-tb"/>
    </style:style>
    <style:style style:name="ta50" style:family="table" style:master-page-name="PageStyle_5f_t_5f_pre_5f_receiving">
      <style:table-properties table:display="true" style:writing-mode="lr-tb"/>
    </style:style>
    <style:style style:name="ta51" style:family="table" style:master-page-name="PageStyle_5f_t_5f_pre_5f_receiving_5f_detail">
      <style:table-properties table:display="true" style:writing-mode="lr-tb"/>
    </style:style>
    <style:style style:name="ta52" style:family="table" style:master-page-name="PageStyle_5f_t_5f_pr_5f_bill">
      <style:table-properties table:display="true" style:writing-mode="lr-tb"/>
    </style:style>
    <style:style style:name="ta53" style:family="table" style:master-page-name="PageStyle_5f_t_5f_pr_5f_bill_5f_detail">
      <style:table-properties table:display="true" style:writing-mode="lr-tb"/>
    </style:style>
    <style:style style:name="ta54" style:family="table" style:master-page-name="PageStyle_5f_t_5f_price_5f_system">
      <style:table-properties table:display="true" style:writing-mode="lr-tb"/>
    </style:style>
    <style:style style:name="ta55" style:family="table" style:master-page-name="PageStyle_5f_t_5f_psi_5f_db_5f_version">
      <style:table-properties table:display="true" style:writing-mode="lr-tb"/>
    </style:style>
    <style:style style:name="ta56" style:family="table" style:master-page-name="PageStyle_5f_t_5f_pw_5f_bill">
      <style:table-properties table:display="true" style:writing-mode="lr-tb"/>
    </style:style>
    <style:style style:name="ta57" style:family="table" style:master-page-name="PageStyle_5f_t_5f_pw_5f_bill_5f_detail">
      <style:table-properties table:display="true" style:writing-mode="lr-tb"/>
    </style:style>
    <style:style style:name="ta58" style:family="table" style:master-page-name="PageStyle_5f_t_5f_receivables">
      <style:table-properties table:display="true" style:writing-mode="lr-tb"/>
    </style:style>
    <style:style style:name="ta59" style:family="table" style:master-page-name="PageStyle_5f_t_5f_receivables_5f_detail">
      <style:table-properties table:display="true" style:writing-mode="lr-tb"/>
    </style:style>
    <style:style style:name="ta60" style:family="table" style:master-page-name="PageStyle_5f_t_5f_receiving">
      <style:table-properties table:display="true" style:writing-mode="lr-tb"/>
    </style:style>
    <style:style style:name="ta61" style:family="table" style:master-page-name="PageStyle_5f_t_5f_recent_5f_fid">
      <style:table-properties table:display="true" style:writing-mode="lr-tb"/>
    </style:style>
    <style:style style:name="ta62" style:family="table" style:master-page-name="PageStyle_5f_t_5f_role">
      <style:table-properties table:display="true" style:writing-mode="lr-tb"/>
    </style:style>
    <style:style style:name="ta63" style:family="table" style:master-page-name="PageStyle_5f_t_5f_role_5f_permission">
      <style:table-properties table:display="true" style:writing-mode="lr-tb"/>
    </style:style>
    <style:style style:name="ta64" style:family="table" style:master-page-name="PageStyle_5f_t_5f_role_5f_permission_5f_dataorg">
      <style:table-properties table:display="true" style:writing-mode="lr-tb"/>
    </style:style>
    <style:style style:name="ta65" style:family="table" style:master-page-name="PageStyle_5f_t_5f_role_5f_user">
      <style:table-properties table:display="true" style:writing-mode="lr-tb"/>
    </style:style>
    <style:style style:name="ta66" style:family="table" style:master-page-name="PageStyle_5f_t_5f_sc_5f_bill">
      <style:table-properties table:display="true" style:writing-mode="lr-tb"/>
    </style:style>
    <style:style style:name="ta67" style:family="table" style:master-page-name="PageStyle_5f_t_5f_sc_5f_bill_5f_detail">
      <style:table-properties table:display="true" style:writing-mode="lr-tb"/>
    </style:style>
    <style:style style:name="ta68" style:family="table" style:master-page-name="PageStyle_5f_t_5f_sc_5f_so">
      <style:table-properties table:display="true" style:writing-mode="lr-tb"/>
    </style:style>
    <style:style style:name="ta69" style:family="table" style:master-page-name="PageStyle_5f_t_5f_so_5f_bill">
      <style:table-properties table:display="true" style:writing-mode="lr-tb"/>
    </style:style>
    <style:style style:name="ta70" style:family="table" style:master-page-name="PageStyle_5f_t_5f_so_5f_bill_5f_detail">
      <style:table-properties table:display="true" style:writing-mode="lr-tb"/>
    </style:style>
    <style:style style:name="ta71" style:family="table" style:master-page-name="PageStyle_5f_t_5f_so_5f_bill_5f_bom">
      <style:table-properties table:display="true" style:writing-mode="lr-tb"/>
    </style:style>
    <style:style style:name="ta72" style:family="table" style:master-page-name="PageStyle_5f_t_5f_so_5f_bill_5f_bom_5f_expand">
      <style:table-properties table:display="true" style:writing-mode="lr-tb"/>
    </style:style>
    <style:style style:name="ta73" style:family="table" style:master-page-name="PageStyle_5f_t_5f_so_5f_po">
      <style:table-properties table:display="true" style:writing-mode="lr-tb"/>
    </style:style>
    <style:style style:name="ta74" style:family="table" style:master-page-name="PageStyle_5f_t_5f_so_5f_ws">
      <style:table-properties table:display="true" style:writing-mode="lr-tb"/>
    </style:style>
    <style:style style:name="ta75" style:family="table" style:master-page-name="PageStyle_5f_t_5f_sr_5f_bill">
      <style:table-properties table:display="true" style:writing-mode="lr-tb"/>
    </style:style>
    <style:style style:name="ta76" style:family="table" style:master-page-name="PageStyle_5f_t_5f_sr_5f_bill_5f_detail">
      <style:table-properties table:display="true" style:writing-mode="lr-tb"/>
    </style:style>
    <style:style style:name="ta77" style:family="table" style:master-page-name="PageStyle_5f_t_5f_subject">
      <style:table-properties table:display="true" style:writing-mode="lr-tb"/>
    </style:style>
    <style:style style:name="ta78" style:family="table" style:master-page-name="PageStyle_5f_t_5f_supplier">
      <style:table-properties table:display="true" style:writing-mode="lr-tb"/>
    </style:style>
    <style:style style:name="ta79" style:family="table" style:master-page-name="PageStyle_5f_t_5f_supplier_5f_category">
      <style:table-properties table:display="true" style:writing-mode="lr-tb"/>
    </style:style>
    <style:style style:name="ta80" style:family="table" style:master-page-name="PageStyle_5f_t_5f_supplier_5f_goods_5f_range">
      <style:table-properties table:display="true" style:writing-mode="lr-tb"/>
    </style:style>
    <style:style style:name="ta81" style:family="table" style:master-page-name="PageStyle_5f_t_5f_user">
      <style:table-properties table:display="true" style:writing-mode="lr-tb"/>
    </style:style>
    <style:style style:name="ta82" style:family="table" style:master-page-name="PageStyle_5f_t_5f_voucher">
      <style:table-properties table:display="true" style:writing-mode="lr-tb"/>
    </style:style>
    <style:style style:name="ta83" style:family="table" style:master-page-name="PageStyle_5f_t_5f_voucher_5f_detail">
      <style:table-properties table:display="true" style:writing-mode="lr-tb"/>
    </style:style>
    <style:style style:name="ta84" style:family="table" style:master-page-name="PageStyle_5f_t_5f_warehouse">
      <style:table-properties table:display="true" style:writing-mode="lr-tb"/>
    </style:style>
    <style:style style:name="ta85" style:family="table" style:master-page-name="PageStyle_5f_t_5f_ws_5f_bill">
      <style:table-properties table:display="true" style:writing-mode="lr-tb"/>
    </style:style>
    <style:style style:name="ta86" style:family="table" style:master-page-name="PageStyle_5f_t_5f_ws_5f_bill_5f_detail">
      <style:table-properties table:display="true" style:writing-mode="lr-tb"/>
    </style:style>
    <style:style style:name="ta87" style:family="table" style:master-page-name="PageStyle_5f_t_5f_wsp_5f_bill">
      <style:table-properties table:display="true" style:writing-mode="lr-tb"/>
    </style:style>
    <style:style style:name="ta88" style:family="table" style:master-page-name="PageStyle_5f_t_5f_wsp_5f_bill_5f_detail">
      <style:table-properties table:display="true" style:writing-mode="lr-tb"/>
    </style:style>
    <style:style style:name="ta89" style:family="table" style:master-page-name="PageStyle_5f_t_5f_wsp_5f_bill_5f_detail_5f_ex">
      <style:table-properties table:display="true" style:writing-mode="lr-tb"/>
    </style:style>
    <style:style style:name="ta90" style:family="table" style:master-page-name="PageStyle_5f_t_5f_wsp_5f_bill_5f_detail_5f_bom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6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8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9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PSI<text:span text:style-name="T1">数据库表结构一览表</text:span><text:span text:style-name="T2"> - V20210610</text:span></text:p>
          </table:table-cell>
          <table:covered-table-cell table:number-columns-repeated="2" table:style-name="ce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acc_fmt.A1" xlink:type="simple">t_acc_fmt</text:a></text:p>
          </table:table-cell>
          <table:table-cell table:style-name="ce9" office:value-type="string" calcext:value-type="string">
            <text:p><text:span text:style-name="T3">账样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acc_fmt_cols.A1" xlink:type="simple">t_acc_fmt_cols</text:a></text:p>
          </table:table-cell>
          <table:table-cell table:style-name="ce9" office:value-type="string" calcext:value-type="string">
            <text:p><text:span text:style-name="T3">账样</text:span><text:span text:style-name="T4"> - </text:span><text:span text:style-name="T5">列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acc_period.A1" xlink:type="simple">t_acc_period</text:a></text:p>
          </table:table-cell>
          <table:table-cell table:style-name="ce9" office:value-type="string" calcext:value-type="string">
            <text:p>会计期间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#t_bank_account.A1" xlink:type="simple">t_bank_account</text:a></text:p>
          </table:table-cell>
          <table:table-cell table:style-name="ce10" office:value-type="string" calcext:value-type="string">
            <text:p>银行账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<text:a xlink:href="#t_biz_log.A1" xlink:type="simple">t_biz_log</text:a></text:p>
          </table:table-cell>
          <table:table-cell table:style-name="ce10" office:value-type="string" calcext:value-type="string">
            <text:p>业务日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<text:a xlink:href="#t_cash.A1" xlink:type="simple">t_cash</text:a></text:p>
          </table:table-cell>
          <table:table-cell table:style-name="ce10" office:value-type="string" calcext:value-type="string">
            <text:p>现金日记账总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#t_cash_detail.A1" xlink:type="simple">t_cash_detail</text:a></text:p>
          </table:table-cell>
          <table:table-cell table:style-name="ce10" office:value-type="string" calcext:value-type="string">
            <text:p>现金日记账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#t_config.A1" xlink:type="simple">t_config</text:a></text:p>
          </table:table-cell>
          <table:table-cell table:style-name="ce10" office:value-type="string" calcext:value-type="string">
            <text:p>系统配置项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<text:a xlink:href="#t_customer.A1" xlink:type="simple">t_customer</text:a></text:p>
          </table:table-cell>
          <table:table-cell table:style-name="ce11" office:value-type="string" calcext:value-type="string">
            <text:p>客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<text:a xlink:href="#t_customer_category.A1" xlink:type="simple">t_customer_category</text:a></text:p>
          </table:table-cell>
          <table:table-cell table:style-name="ce11" office:value-type="string" calcext:value-type="string">
            <text:p>客户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<text:a xlink:href="#t_dmo_bill.A1" xlink:type="simple">t_dmo_bil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<text:a xlink:href="#t_dmo_bill_detail.A1" xlink:type="simple">t_dmo_bill_detai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<text:a xlink:href="#t_dmo_dmw.A1" xlink:type="simple">t_dmo_dmw</text:a></text:p>
          </table:table-cell>
          <table:table-cell table:style-name="ce12" office:value-type="string" calcext:value-type="string">
            <text:p>成品委托生产订单和成品委托生产入库单关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<text:a xlink:href="#t_dmw_bill.A1" xlink:type="simple">t_dmw_bil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<text:a xlink:href="#t_dmw_bill_detail.A1" xlink:type="simple">t_dmw_bill_detai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<text:a xlink:href="#t_factory.A1" xlink:type="simple">t_factory</text:a></text:p>
          </table:table-cell>
          <table:table-cell table:style-name="ce12" office:value-type="string" calcext:value-type="string">
            <text:p>工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<text:a xlink:href="#t_factory_category.A1" xlink:type="simple">t_factory_category</text:a></text:p>
          </table:table-cell>
          <table:table-cell table:style-name="ce12" office:value-type="string" calcext:value-type="string">
            <text:p>工厂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#t_fid.A1" xlink:type="simple">t_fid</text:a></text:p>
          </table:table-cell>
          <table:table-cell table:style-name="ce13" office:value-type="string" calcext:value-type="string">
            <text:p>系统功能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<text:a xlink:href="#t_fid_plus.A1" xlink:type="simple">t_fid_plus</text:a></text:p>
          </table:table-cell>
          <table:table-cell table:style-name="ce13" office:value-type="string" calcext:value-type="string">
            <text:p><text:span text:style-name="T3">系统功能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<text:a xlink:href="#t_goods.A1" xlink:type="simple">t_goods</text:a></text:p>
          </table:table-cell>
          <table:table-cell table:style-name="ce11" office:value-type="string" calcext:value-type="string">
            <text:p>物料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<text:a xlink:href="#t_goods_bom.A1" xlink:type="simple">t_goods_bom</text:a></text:p>
          </table:table-cell>
          <table:table-cell table:style-name="ce11" office:value-type="string" calcext:value-type="string">
            <text:p>BOM - <text:span text:style-name="T3">静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<text:a xlink:href="#t_goods_brand.A1" xlink:type="simple">t_goods_brand</text:a></text:p>
          </table:table-cell>
          <table:table-cell table:style-name="ce11" office:value-type="string" calcext:value-type="string">
            <text:p>物料品牌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<text:a xlink:href="#t_goods_category.A1" xlink:type="simple">t_goods_category</text:a></text:p>
          </table:table-cell>
          <table:table-cell table:style-name="ce11" office:value-type="string" calcext:value-type="string">
            <text:p>物料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<text:a xlink:href="#t_goods_price.A1" xlink:type="simple">t_gooods_price</text:a></text:p>
          </table:table-cell>
          <table:table-cell table:style-name="ce11" office:value-type="string" calcext:value-type="string">
            <text:p>物料价格体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<text:a xlink:href="#t_goods_si.A1" xlink:type="simple">t_goods_si</text:a></text:p>
          </table:table-cell>
          <table:table-cell table:style-name="ce11" office:value-type="string" calcext:value-type="string">
            <text:p>物料安全库存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<text:a xlink:href="#t_goods_unit.A1" xlink:type="simple">t_goods_unit</text:a></text:p>
          </table:table-cell>
          <table:table-cell table:style-name="ce11" office:value-type="string" calcext:value-type="string">
            <text:p>物料计量单位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<text:a xlink:href="#t_ic_bill.A1" xlink:type="simple">t_ic_bill</text:a></text:p>
          </table:table-cell>
          <table:table-cell table:style-name="ce11" office:value-type="string" calcext:value-type="string">
            <text:p><text:span text:style-name="T3">盘点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<text:a xlink:href="#t_ic_bill_detail.A1" xlink:type="simple">t_ic_bill_detail</text:a></text:p>
          </table:table-cell>
          <table:table-cell table:style-name="ce11" office:value-type="string" calcext:value-type="string">
            <text:p><text:span text:style-name="T3">盘点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<text:a xlink:href="#t_inventory.A1" xlink:type="simple">t_inventory</text:a></text:p>
          </table:table-cell>
          <table:table-cell table:style-name="ce11" office:value-type="string" calcext:value-type="string">
            <text:p>库存总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<text:a xlink:href="#t_inventory_detail.A1" xlink:type="simple">t_inventory_detail</text:a></text:p>
          </table:table-cell>
          <table:table-cell table:style-name="ce11" office:value-type="string" calcext:value-type="string">
            <text:p>库存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<text:a xlink:href="#t_inventory_fifo.A1" xlink:type="simple">t_inventory_fifo</text:a></text:p>
          </table:table-cell>
          <table:table-cell table:style-name="ce11" office:value-type="string" calcext:value-type="string">
            <text:p><text:span text:style-name="T3">库存明细账</text:span><text:span text:style-name="T4"> - </text:span><text:span text:style-name="T5">先进先出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<text:a xlink:href="#t_inventory_fifo_detail.A1" xlink:type="simple">t_inventory_fifo_detail</text:a></text:p>
          </table:table-cell>
          <table:table-cell table:style-name="ce11" office:value-type="string" calcext:value-type="string">
            <text:p><text:span text:style-name="T3">库存明细账</text:span><text:span text:style-name="T4"> - </text:span><text:span text:style-name="T5">先进先出的明细记录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<text:a xlink:href="#t_it_bill.A1" xlink:type="simple">t_it_bill</text:a></text:p>
          </table:table-cell>
          <table:table-cell table:style-name="ce11" office:value-type="string" calcext:value-type="string">
            <text:p><text:span text:style-name="T3">调拨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<text:a xlink:href="#t_it_bill_detail.A1" xlink:type="simple">t_it_bill_detail</text:a></text:p>
          </table:table-cell>
          <table:table-cell table:style-name="ce11" office:value-type="string" calcext:value-type="string">
            <text:p>调拨单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<text:a xlink:href="#t_matrix_bom_config.A1" xlink:type="simple">t_matrix_bom_config</text:a></text:p>
          </table:table-cell>
          <table:table-cell table:style-name="ce14" office:value-type="string" calcext:value-type="string">
            <text:p><text:span text:style-name="T6">矩阵式</text:span><text:span text:style-name="T7">BOM</text:span><text:span text:style-name="T8">配置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<text:a xlink:href="#t_menu_item.A1" xlink:type="simple">t_menu_item</text:a></text:p>
          </table:table-cell>
          <table:table-cell table:style-name="ce10" office:value-type="string" calcext:value-type="string">
            <text:p>主菜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<text:a xlink:href="#t_menu_item_plus.A1" xlink:type="simple">t_menu_item_plus</text:a></text:p>
          </table:table-cell>
          <table:table-cell table:style-name="ce10" office:value-type="string" calcext:value-type="string">
            <text:p><text:span text:style-name="T3">主菜单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<text:a xlink:href="#t_org.A1" xlink:type="simple">t_org</text:a></text:p>
          </table:table-cell>
          <table:table-cell table:style-name="ce10" office:value-type="string" calcext:value-type="string">
            <text:p>组织机构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<text:a xlink:href="#t_payables.A1" xlink:type="simple">t_payables</text:a></text:p>
          </table:table-cell>
          <table:table-cell table:style-name="ce10" office:value-type="string" calcext:value-type="string">
            <text:p>应付账款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<text:a xlink:href="#t_payables_detail.A1" xlink:type="simple">t_payables_detail</text:a></text:p>
          </table:table-cell>
          <table:table-cell table:style-name="ce10" office:value-type="string" calcext:value-type="string">
            <text:p>应付账款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<text:a xlink:href="#t_payment.A1" xlink:type="simple">t_payment</text:a></text:p>
          </table:table-cell>
          <table:table-cell table:style-name="ce10" office:value-type="string" calcext:value-type="string">
            <text:p>应付账款付款记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<text:a xlink:href="#t_permission.A1" xlink:type="simple">t_permission</text:a></text:p>
          </table:table-cell>
          <table:table-cell table:style-name="ce10" office:value-type="string" calcext:value-type="string">
            <text:p>权限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<text:a xlink:href="#t_permission_plus.A1" xlink:type="simple">t_permission_plus</text:a></text:p>
          </table:table-cell>
          <table:table-cell table:style-name="ce10" office:value-type="string" calcext:value-type="string">
            <text:p><text:span text:style-name="T3">权限</text:span><text:span text:style-name="T4"> - </text:span><text:span text:style-name="T5">自定义模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<text:a xlink:href="#t_po_bill.A1" xlink:type="simple">t_po_bill</text:a></text:p>
          </table:table-cell>
          <table:table-cell table:style-name="ce10" office:value-type="string" calcext:value-type="string">
            <text:p><text:span text:style-name="T3">采购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<text:a xlink:href="#t_po_bill_detail.A1" xlink:type="simple">t_po_bill_detail</text:a></text:p>
          </table:table-cell>
          <table:table-cell table:style-name="ce10" office:value-type="string" calcext:value-type="string">
            <text:p><text:span text:style-name="T3">采购订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6" calcext:value-type="float">
            <text:p>46</text:p>
          </table:table-cell>
          <table:table-cell table:style-name="ce7" office:value-type="string" calcext:value-type="string">
            <text:p><text:a xlink:href="#t_po_pw.A1" xlink:type="simple">t_po_pw</text:a></text:p>
          </table:table-cell>
          <table:table-cell table:style-name="ce10" office:value-type="string" calcext:value-type="string">
            <text:p>采购订单与采购入库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<text:a xlink:href="#t_pre_payment.A1" xlink:type="simple">t_pre_payment</text:a></text:p>
          </table:table-cell>
          <table:table-cell table:style-name="ce10" office:value-type="string" calcext:value-type="string">
            <text:p><text:span text:style-name="T3">预付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<text:a xlink:href="#t_pre_payment_detail.A1" xlink:type="simple">t_pre_payment_detail</text:a></text:p>
          </table:table-cell>
          <table:table-cell table:style-name="ce10" office:value-type="string" calcext:value-type="string">
            <text:p><text:span text:style-name="T3">预付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<text:a xlink:href="#t_pre_receiving.A1" xlink:type="simple">t_pre_receiving</text:a></text:p>
          </table:table-cell>
          <table:table-cell table:style-name="ce10" office:value-type="string" calcext:value-type="string">
            <text:p><text:span text:style-name="T3">预收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<text:a xlink:href="#t_pre_receiving_detail.A1" xlink:type="simple">t_pre_receiving_detail</text:a></text:p>
          </table:table-cell>
          <table:table-cell table:style-name="ce10" office:value-type="string" calcext:value-type="string">
            <text:p><text:span text:style-name="T3">预收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<text:a xlink:href="#t_pr_bill.A1" xlink:type="simple">t_pr_bill</text:a></text:p>
          </table:table-cell>
          <table:table-cell table:style-name="ce10" office:value-type="string" calcext:value-type="string">
            <text:p><text:span text:style-name="T3">采购退货出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<text:a xlink:href="#t_pr_bill_detail.A1" xlink:type="simple">t_pr_bill_detail</text:a></text:p>
          </table:table-cell>
          <table:table-cell table:style-name="ce10" office:value-type="string" calcext:value-type="string">
            <text:p><text:span text:style-name="T3">采购退货出库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<text:a xlink:href="#t_price_system.A1" xlink:type="simple">t_price_system</text:a></text:p>
          </table:table-cell>
          <table:table-cell table:style-name="ce10" office:value-type="string" calcext:value-type="string">
            <text:p><text:span text:style-name="T3">价格体系</text:span><text:span text:style-name="T4"> - </text:span><text:span text:style-name="T5">基础数据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4" calcext:value-type="float">
            <text:p>54</text:p>
          </table:table-cell>
          <table:table-cell table:style-name="ce7" office:value-type="string" calcext:value-type="string">
            <text:p><text:a xlink:href="#t_psi_db_version.A1" xlink:type="simple">t_psi_db_version</text:a></text:p>
          </table:table-cell>
          <table:table-cell table:style-name="ce11" office:value-type="string" calcext:value-type="string">
            <text:p>系统数据库版本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<text:a xlink:href="#t_pw_bill.A1" xlink:type="simple">t_pw_bill</text:a></text:p>
          </table:table-cell>
          <table:table-cell table:style-name="ce10" office:value-type="string" calcext:value-type="string">
            <text:p><text:span text:style-name="T3">采购入库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6" calcext:value-type="float">
            <text:p>56</text:p>
          </table:table-cell>
          <table:table-cell table:style-name="ce7" office:value-type="string" calcext:value-type="string">
            <text:p><text:a xlink:href="#t_pw_bill_detail.A1" xlink:type="simple">t_pw_bill_detail</text:a></text:p>
          </table:table-cell>
          <table:table-cell table:style-name="ce10" office:value-type="string" calcext:value-type="string">
            <text:p><text:span text:style-name="T3">采购入库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<text:a xlink:href="#t_receivables.A1" xlink:type="simple">t_receivables</text:a></text:p>
          </table:table-cell>
          <table:table-cell table:style-name="ce10" office:value-type="string" calcext:value-type="string">
            <text:p>应收账款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8" calcext:value-type="float">
            <text:p>58</text:p>
          </table:table-cell>
          <table:table-cell table:style-name="ce7" office:value-type="string" calcext:value-type="string">
            <text:p><text:a xlink:href="#t_receivables_detail.A1" xlink:type="simple">t_receivables_detail</text:a></text:p>
          </table:table-cell>
          <table:table-cell table:style-name="ce10" office:value-type="string" calcext:value-type="string">
            <text:p>应收账款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9" calcext:value-type="float">
            <text:p>59</text:p>
          </table:table-cell>
          <table:table-cell table:style-name="ce7" office:value-type="string" calcext:value-type="string">
            <text:p><text:a xlink:href="#t_receiving.A1" xlink:type="simple">t_receiving</text:a></text:p>
          </table:table-cell>
          <table:table-cell table:style-name="ce10" office:value-type="string" calcext:value-type="string">
            <text:p>应收账款收款记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0" calcext:value-type="float">
            <text:p>60</text:p>
          </table:table-cell>
          <table:table-cell table:style-name="ce7" office:value-type="string" calcext:value-type="string">
            <text:p><text:a xlink:href="#t_recent_fid.A1" xlink:type="simple">t_recent_fid</text:a></text:p>
          </table:table-cell>
          <table:table-cell table:style-name="ce10" office:value-type="string" calcext:value-type="string">
            <text:p>最近访问的功能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1" calcext:value-type="float">
            <text:p>61</text:p>
          </table:table-cell>
          <table:table-cell table:style-name="ce7" office:value-type="string" calcext:value-type="string">
            <text:p><text:a xlink:href="#t_role.A1" xlink:type="simple">t_role</text:a></text:p>
          </table:table-cell>
          <table:table-cell table:style-name="ce10" office:value-type="string" calcext:value-type="string">
            <text:p>角色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<text:a xlink:href="#t_role_permission.A1" xlink:type="simple">t_role_permission</text:a></text:p>
          </table:table-cell>
          <table:table-cell table:style-name="ce10" office:value-type="string" calcext:value-type="string">
            <text:p>角色拥有的权限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<text:a xlink:href="#t_role_permission_dataorg.A1" xlink:type="simple">t_role_permission_dataorg</text:a></text:p>
          </table:table-cell>
          <table:table-cell table:style-name="ce10" office:value-type="string" calcext:value-type="string">
            <text:p>角色拥有的权限的数据域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4" calcext:value-type="float">
            <text:p>64</text:p>
          </table:table-cell>
          <table:table-cell table:style-name="ce7" office:value-type="string" calcext:value-type="string">
            <text:p><text:a xlink:href="#t_role_user.A1" xlink:type="simple">t_role_user</text:a></text:p>
          </table:table-cell>
          <table:table-cell table:style-name="ce10" office:value-type="string" calcext:value-type="string">
            <text:p>角色拥有的用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5" calcext:value-type="float">
            <text:p>65</text:p>
          </table:table-cell>
          <table:table-cell table:style-name="ce7" office:value-type="string" calcext:value-type="string">
            <text:p><text:a xlink:href="#t_sc_bill.A1" xlink:type="simple">t_sc_bill</text:a></text:p>
          </table:table-cell>
          <table:table-cell table:style-name="ce10" office:value-type="string" calcext:value-type="string">
            <text:p>销售合同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6" calcext:value-type="float">
            <text:p>66</text:p>
          </table:table-cell>
          <table:table-cell table:style-name="ce7" office:value-type="string" calcext:value-type="string">
            <text:p><text:a xlink:href="#t_sc_bill_detail.A1" xlink:type="simple">t_sc_bill_detail</text:a></text:p>
          </table:table-cell>
          <table:table-cell table:style-name="ce10" office:value-type="string" calcext:value-type="string">
            <text:p>销售合同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7" calcext:value-type="float">
            <text:p>67</text:p>
          </table:table-cell>
          <table:table-cell table:style-name="ce7" office:value-type="string" calcext:value-type="string">
            <text:p><text:a xlink:href="#t_sc_so.A1" xlink:type="simple">t_sc_so</text:a></text:p>
          </table:table-cell>
          <table:table-cell table:style-name="ce10" office:value-type="string" calcext:value-type="string">
            <text:p>销售合同和销售订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8" calcext:value-type="float">
            <text:p>68</text:p>
          </table:table-cell>
          <table:table-cell table:style-name="ce7" office:value-type="string" calcext:value-type="string">
            <text:p><text:a xlink:href="#t_so_bill.A1" xlink:type="simple">t_so_bill</text:a></text:p>
          </table:table-cell>
          <table:table-cell table:style-name="ce10" office:value-type="string" calcext:value-type="string">
            <text:p>销售订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9" calcext:value-type="float">
            <text:p>69</text:p>
          </table:table-cell>
          <table:table-cell table:style-name="ce7" office:value-type="string" calcext:value-type="string">
            <text:p><text:a xlink:href="#t_so_bill_detail.A1" xlink:type="simple">t_so_bill_detail</text:a></text:p>
          </table:table-cell>
          <table:table-cell table:style-name="ce10" office:value-type="string" calcext:value-type="string">
            <text:p>销售订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<text:a xlink:href="#t_so_bill_bom.A1" xlink:type="simple">t_so_bill_bom</text:a></text:p>
          </table:table-cell>
          <table:table-cell table:style-name="ce10" office:value-type="string" calcext:value-type="string">
            <text:p><text:span text:style-name="T3">销售订单</text:span><text:span text:style-name="T4">BOM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1" calcext:value-type="float">
            <text:p>71</text:p>
          </table:table-cell>
          <table:table-cell table:style-name="ce7" office:value-type="string" calcext:value-type="string">
            <text:p><text:a xlink:href="#t_so_bill_bom_expand.A1" xlink:type="simple">t_so_bill_bom_expand</text:a></text:p>
          </table:table-cell>
          <table:table-cell table:style-name="ce10" office:value-type="string" calcext:value-type="string">
            <text:p><text:span text:style-name="T3">销售订单</text:span><text:span text:style-name="T4">BOM</text:span><text:span text:style-name="T5">展开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table:style-name="ce7" office:value-type="string" calcext:value-type="string">
            <text:p><text:a xlink:href="#t_so_po.A1" xlink:type="simple">t_so_po</text:a></text:p>
          </table:table-cell>
          <table:table-cell table:style-name="ce10" office:value-type="string" calcext:value-type="string">
            <text:p>销售订单和采购订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3" calcext:value-type="float">
            <text:p>73</text:p>
          </table:table-cell>
          <table:table-cell table:style-name="ce7" office:value-type="string" calcext:value-type="string">
            <text:p><text:a xlink:href="#t_so_ws.A1" xlink:type="simple">t_so_ws</text:a></text:p>
          </table:table-cell>
          <table:table-cell table:style-name="ce10" office:value-type="string" calcext:value-type="string">
            <text:p>销售订单和销售出库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4" calcext:value-type="float">
            <text:p>74</text:p>
          </table:table-cell>
          <table:table-cell table:style-name="ce7" office:value-type="string" calcext:value-type="string">
            <text:p><text:a xlink:href="#t_sr_bill.A1" xlink:type="simple">t_sr_bill</text:a></text:p>
          </table:table-cell>
          <table:table-cell table:style-name="ce10" office:value-type="string" calcext:value-type="string">
            <text:p>销售退货入库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5" calcext:value-type="float">
            <text:p>75</text:p>
          </table:table-cell>
          <table:table-cell table:style-name="ce7" office:value-type="string" calcext:value-type="string">
            <text:p><text:a xlink:href="#t_sr_bill_detail.A1" xlink:type="simple">t_sr_bill_detail</text:a></text:p>
          </table:table-cell>
          <table:table-cell table:style-name="ce10" office:value-type="string" calcext:value-type="string">
            <text:p>销售退货入库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6" calcext:value-type="float">
            <text:p>76</text:p>
          </table:table-cell>
          <table:table-cell table:style-name="ce7" office:value-type="string" calcext:value-type="string">
            <text:p><text:a xlink:href="#t_subject.A1" xlink:type="simple">t_subject</text:a></text:p>
          </table:table-cell>
          <table:table-cell table:style-name="ce10" office:value-type="string" calcext:value-type="string">
            <text:p>会计科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7" calcext:value-type="float">
            <text:p>77</text:p>
          </table:table-cell>
          <table:table-cell table:style-name="ce7" office:value-type="string" calcext:value-type="string">
            <text:p><text:a xlink:href="#t_supplier.A1" xlink:type="simple">t_supplier</text:a></text:p>
          </table:table-cell>
          <table:table-cell table:style-name="ce11" office:value-type="string" calcext:value-type="string">
            <text:p>供应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8" calcext:value-type="float">
            <text:p>78</text:p>
          </table:table-cell>
          <table:table-cell table:style-name="ce7" office:value-type="string" calcext:value-type="string">
            <text:p><text:a xlink:href="#t_supplier_category.A1" xlink:type="simple">t_supplier_category</text:a></text:p>
          </table:table-cell>
          <table:table-cell table:style-name="ce11" office:value-type="string" calcext:value-type="string">
            <text:p>供应商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9" calcext:value-type="float">
            <text:p>79</text:p>
          </table:table-cell>
          <table:table-cell table:style-name="ce7" office:value-type="string" calcext:value-type="string">
            <text:p><text:a xlink:href="#t_supplier_goods_range.A1" xlink:type="simple">t_supplier_goods_range</text:a></text:p>
          </table:table-cell>
          <table:table-cell table:style-name="ce11" office:value-type="string" calcext:value-type="string">
            <text:p>供应商关联的物料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0" calcext:value-type="float">
            <text:p>80</text:p>
          </table:table-cell>
          <table:table-cell table:style-name="ce7" office:value-type="string" calcext:value-type="string">
            <text:p><text:a xlink:href="#t_user.A1" xlink:type="simple">t_user</text:a></text:p>
          </table:table-cell>
          <table:table-cell table:style-name="ce10" office:value-type="string" calcext:value-type="string">
            <text:p>用户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1" calcext:value-type="float">
            <text:p>81</text:p>
          </table:table-cell>
          <table:table-cell table:style-name="ce7" office:value-type="string" calcext:value-type="string">
            <text:p><text:a xlink:href="#t_voucher.A1" xlink:type="simple">t_voucher</text:a></text:p>
          </table:table-cell>
          <table:table-cell table:style-name="ce10" office:value-type="string" calcext:value-type="string">
            <text:p><text:span text:style-name="T3">记账凭证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2" calcext:value-type="float">
            <text:p>82</text:p>
          </table:table-cell>
          <table:table-cell table:style-name="ce7" office:value-type="string" calcext:value-type="string">
            <text:p><text:a xlink:href="#t_voucher_detail.A1" xlink:type="simple">t_voucher_detail</text:a></text:p>
          </table:table-cell>
          <table:table-cell table:style-name="ce10" office:value-type="string" calcext:value-type="string">
            <text:p><text:span text:style-name="T3">记账凭证</text:span><text:span text:style-name="T4">-</text:span><text:span text:style-name="T5">分录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3" calcext:value-type="float">
            <text:p>83</text:p>
          </table:table-cell>
          <table:table-cell table:style-name="ce7" office:value-type="string" calcext:value-type="string">
            <text:p><text:a xlink:href="#t_warehouse.A1" xlink:type="simple">t_warehouse</text:a></text:p>
          </table:table-cell>
          <table:table-cell table:style-name="ce11" office:value-type="string" calcext:value-type="string">
            <text:p>仓库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4" calcext:value-type="float">
            <text:p>84</text:p>
          </table:table-cell>
          <table:table-cell table:style-name="ce7" office:value-type="string" calcext:value-type="string">
            <text:p><text:a xlink:href="#t_ws_bill.A1" xlink:type="simple">t_ws_bill</text:a></text:p>
          </table:table-cell>
          <table:table-cell table:style-name="ce10" office:value-type="string" calcext:value-type="string">
            <text:p>销售出库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5" calcext:value-type="float">
            <text:p>85</text:p>
          </table:table-cell>
          <table:table-cell table:style-name="ce7" office:value-type="string" calcext:value-type="string">
            <text:p><text:a xlink:href="#t_ws_bill_detail.A1" xlink:type="simple">t_ws_bill_detail</text:a></text:p>
          </table:table-cell>
          <table:table-cell table:style-name="ce10" office:value-type="string" calcext:value-type="string">
            <text:p>销售出库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<text:a xlink:href="#t_wsp_bill.A1" xlink:type="simple">t_wsp_bill</text:a></text:p>
          </table:table-cell>
          <table:table-cell table:style-name="ce11" office:value-type="string" calcext:value-type="string">
            <text:p><text:span text:style-name="T3">拆分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7" calcext:value-type="float">
            <text:p>87</text:p>
          </table:table-cell>
          <table:table-cell table:style-name="ce7" office:value-type="string" calcext:value-type="string">
            <text:p><text:a xlink:href="#t_wsp_bill_detail.A1" xlink:type="simple">t_wsp_bill_detail</text:a></text:p>
          </table:table-cell>
          <table:table-cell table:style-name="ce10" office:value-type="string" calcext:value-type="string">
            <text:p><text:span text:style-name="T3">拆分单</text:span><text:span text:style-name="T4"> - </text:span><text:span text:style-name="T5">拆分前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style-name="ce7" office:value-type="string" calcext:value-type="string">
            <text:p><text:a xlink:href="#t_wsp_bill_detail_ex.A1" xlink:type="simple">t_wsp_bill_detail_ex</text:a></text:p>
          </table:table-cell>
          <table:table-cell table:style-name="ce10" office:value-type="string" calcext:value-type="string">
            <text:p><text:span text:style-name="T3">拆分单</text:span><text:span text:style-name="T4"> - </text:span><text:span text:style-name="T5">拆分后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9" calcext:value-type="float">
            <text:p>89</text:p>
          </table:table-cell>
          <table:table-cell table:style-name="ce7" office:value-type="string" calcext:value-type="string">
            <text:p><text:a xlink:href="#t_wsp_bill_detail_bom.A1" xlink:type="simple">t_wsp_bill_detail_bom</text:a></text:p>
          </table:table-cell>
          <table:table-cell table:style-name="ce10" office:value-type="string" calcext:value-type="string">
            <text:p><text:span text:style-name="T3">拆分单</text:span><text:span text:style-name="T4"> - BOM</text:span></text:p>
          </table:table-cell>
          <table:table-cell table:number-columns-repeated="1020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fm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账样</text:span><text:span text:style-name="T4"> - 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cc_number</text:p>
          </table:table-cell>
          <table:table-cell table:style-name="ce17" office:value-type="string" calcext:value-type="string">
            <text:p>账簿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0" office:value-type="string" calcext:value-type="string" table:number-columns-spanned="4" table:number-rows-spanned="1">
            <text:p>账簿码为八位，如果科目码是八位那么账簿码</text:p>
            <text:p>就是科目码，否则在科目码后面补零至八位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ject_code</text:p>
          </table:table-cell>
          <table:table-cell table:style-name="ce17" office:value-type="string" calcext:value-type="string">
            <text:p>科目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只有末级科目才有账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创建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_use</text:p>
          </table:table-cell>
          <table:table-cell table:style-name="ce11" office:value-type="string" calcext:value-type="string">
            <text:p><text:span text:style-name="T3">启用标志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1<text:span text:style-name="T3">：启用；</text:span><text:span text:style-name="T4">0</text:span><text:span text:style-name="T5">：停用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b_table_name_prefix</text:p>
          </table:table-cell>
          <table:table-cell table:style-name="ce11" office:value-type="string" calcext:value-type="string">
            <text:p><text:span text:style-name="T3">数据库对应的表名的前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每个账样对应一组数据库表来存储数据。</text:span></text:p>
            <text:p><text:span text:style-name="T3">例如：当</text:span><text:span text:style-name="T4">db_table_name_prefix</text:span><text:span text:style-name="T5">存储</text:span><text:span text:style-name="T4">t_acc_11220000_01</text:span><text:span text:style-name="T5">的时候，数据库中</text:span><text:span text:style-name="T4">t_acc_11220000_01</text:span><text:span text:style-name="T5">是总账数据表</text:span><text:span text:style-name="T4">, t_acc_11220000_01_detail</text:span><text:span text:style-name="T5">是明细账数据表</text:span></text:p>
            <text:p><text:span text:style-name="T3">这些数据表是在定义账样的时候动态创建出来的</text:span></text:p>
            <text:p><text:span text:style-name="T3">因为</text:span><text:span text:style-name="T4">PSI</text:span><text:span text:style-name="T5">是支持多公司，所以前缀中还需要有表示公司的编码</text:span><text:span text:style-name="T4">(</text:span><text:span text:style-name="T5">上面例子中的</text:span><text:span text:style-name="T4">01)</text:span><text:span text:style-name="T5">，因为不同的公司的同一个科目的账样可以格式不一样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_cols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fmt_col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账样 - 列明细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mt_id</text:p>
          </table:table-cell>
          <table:table-cell table:style-name="ce17" office:value-type="string" calcext:value-type="string">
            <text:p>账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acc_fmt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b_field_name</text:p>
          </table:table-cell>
          <table:table-cell table:style-name="ce17" office:value-type="string" calcext:value-type="string">
            <text:p>列数据库字段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db_field_type</text:p>
          </table:table-cell>
          <table:table-cell table:style-name="ce17" office:value-type="string" calcext:value-type="string">
            <text:p>列数据库字段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b_field_length</text:p>
          </table:table-cell>
          <table:table-cell table:style-name="ce17" office:value-type="string" calcext:value-type="string">
            <text:p>列数据库字段长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b_field_decimal</text:p>
          </table:table-cell>
          <table:table-cell table:style-name="ce28" office:value-type="string" calcext:value-type="string">
            <text:p>列数据库字段小数位数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show_order<text:span text:style-name="T3">为负数是系统后台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aption</text:p>
          </table:table-cell>
          <table:table-cell table:style-name="ce28" office:value-type="string" calcext:value-type="string">
            <text:p>列标题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ys_col</text:p>
          </table:table-cell>
          <table:table-cell table:style-name="ce28" office:value-type="string" calcext:value-type="string">
            <text:p>标准账样列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1:<text:span text:style-name="T3">标准账样列；</text:span><text:span text:style-name="T4"> 0</text:span><text:span text:style-name="T5">：</text:span><text:span text:style-name="T4"> </text:span><text:span text:style-name="T5">用户自定义列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use_code_table</text:p>
          </table:table-cell>
          <table:table-cell table:style-name="ce28" office:value-type="string" calcext:value-type="string">
            <text:p>数据引用码表记录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9" office:value-type="string" calcext:value-type="string" table:number-columns-spanned="4" table:number-rows-spanned="1">
            <text:p>0:<text:span text:style-name="T3">不引用码表；</text:span><text:span text:style-name="T4"> 1</text:span><text:span text:style-name="T5">：引用码表</text:span></text:p>
            <text:p><text:span text:style-name="T3">默认值</text:span><text:span text:style-name="T4"> 0</text:span></text:p>
          </table:table-cell>
          <table:covered-table-cell table:number-columns-repeated="3" table:style-name="ce3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de_table_name</text:p>
          </table:table-cell>
          <table:table-cell table:style-name="ce28" office:value-type="string" calcext:value-type="string">
            <text:p>引用的码表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de_table_field_name</text:p>
          </table:table-cell>
          <table:table-cell table:style-name="ce28" office:value-type="string" calcext:value-type="string">
            <text:p>引用的码表的字段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7" office:value-type="string" calcext:value-type="string" table:number-columns-spanned="4" table:number-rows-spanned="1">
            <text:p>用于显示给用户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de_table_field_name_fk</text:p>
          </table:table-cell>
          <table:table-cell table:style-name="ce28" office:value-type="string" calcext:value-type="string">
            <text:p>引用的码表的字段名(外键）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7" office:value-type="string" calcext:value-type="string" table:number-columns-spanned="4" table:number-rows-spanned="1">
            <text:p>与码表关联的外键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period" table:style-name="ta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perio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会计期间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cc_year</text:p>
          </table:table-cell>
          <table:table-cell table:style-name="ce17" office:value-type="string" calcext:value-type="string">
            <text:p>年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c_month</text:p>
          </table:table-cell>
          <table:table-cell table:style-name="ce17" office:value-type="string" calcext:value-type="string">
            <text:p>月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17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c_gl_kept</text:p>
          </table:table-cell>
          <table:table-cell table:style-name="ce17" office:value-type="string" calcext:value-type="string">
            <text:p>总账是否全部记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cc_gl_closed</text:p>
          </table:table-cell>
          <table:table-cell table:style-name="ce28" office:value-type="string" calcext:value-type="string">
            <text:p>总账是否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acc_detail_kept</text:p>
          </table:table-cell>
          <table:table-cell table:style-name="ce28" office:value-type="string" calcext:value-type="string">
            <text:p>明细账是否全部记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acc_detail_closed</text:p>
          </table:table-cell>
          <table:table-cell table:style-name="ce28" office:value-type="string" calcext:value-type="string">
            <text:p>明细账是否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eriod_closed</text:p>
          </table:table-cell>
          <table:table-cell table:style-name="ce28" office:value-type="string" calcext:value-type="string">
            <text:p>会计期间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year_forward</text:p>
          </table:table-cell>
          <table:table-cell table:style-name="ce28" office:value-type="string" calcext:value-type="string">
            <text:p>年终结转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0:<text:span text:style-name="T3">没有结转；</text:span><text:span text:style-name="T4">1</text:span><text:span text:style-name="T5">：已经结转</text:span></text:p>
            <text:p><text:span text:style-name="T3">年终结转只对</text:span><text:span text:style-name="T4">month = 12 </text:span><text:span text:style-name="T5">有效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2"/>
          <table:table-cell table:style-name="ce31" table:number-columns-repeated="2"/>
          <table:table-cell table:style-name="ce34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ank_account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bank_accou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银行账户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ank_name</text:p>
          </table:table-cell>
          <table:table-cell table:style-name="ce17" office:value-type="string" calcext:value-type="string">
            <text:p>银行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bank_number</text:p>
          </table:table-cell>
          <table:table-cell table:style-name="ce17" office:value-type="string" calcext:value-type="string">
            <text:p>账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iz_log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biz_lo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业务日志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p</text:p>
          </table:table-cell>
          <table:table-cell table:style-name="ce17" office:value-type="string" calcext:value-type="string">
            <text:p>用户的ip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fo</text:p>
          </table:table-cell>
          <table:table-cell table:style-name="ce17" office:value-type="string" calcext:value-type="string">
            <text:p>日志内容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日志发生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log_category</text:p>
          </table:table-cell>
          <table:table-cell table:style-name="ce28" office:value-type="string" calcext:value-type="string">
            <text:p>日志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p_from</text:p>
          </table:table-cell>
          <table:table-cell table:style-name="ce28" office:value-type="string" calcext:value-type="string">
            <text:p>IP来自哪个城市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ash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现金日记账总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当日现金收入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当日现金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当日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_detail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ash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现金日记账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现金收入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现金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7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type</text:p>
          </table:table-cell>
          <table:table-cell table:style-name="ce28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0" office:value-type="string" calcext:value-type="string" table:number-columns-spanned="4" table:number-rows-spanned="1">
            <text:p><text:span text:style-name="T10">'期初建账'</text:span><text:span text:style-name="T5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number</text:p>
          </table:table-cell>
          <table:table-cell table:style-name="ce28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spanned="4" table:number-rows-spanned="1"/>
          <table:covered-table-cell table:number-columns-repeated="2" table:style-name="ce18"/>
          <table:covered-table-cell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nfig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nfi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配置项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8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id<text:span text:style-name="T3">不是主键</text:span></text:p>
            <text:p><text:span text:style-name="T3">在同一个</text:span><text:span text:style-name="T4">company_id</text:span><text:span text:style-name="T5">项下，保证</text:span><text:span text:style-name="T4">id</text:span><text:span text:style-name="T5">唯一即可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配置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value</text:p>
          </table:table-cell>
          <table:table-cell table:style-name="ce17" office:value-type="string" calcext:value-type="string">
            <text:p>配置值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" table:style-name="ta1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ustom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客户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客户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table:number-columns-repeated="2"/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客户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客户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ntact02</text:p>
          </table:table-cell>
          <table:table-cell table:style-name="ce10" office:value-type="string" calcext:value-type="string">
            <text:p><text:span text:style-name="T3">备用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el02</text:p>
          </table:table-cell>
          <table:table-cell table:style-name="ce10" office:value-type="string" calcext:value-type="string">
            <text:p><text:span text:style-name="T3">备用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qq02</text:p>
          </table:table-cell>
          <table:table-cell table:style-name="ce10" office:value-type="string" calcext:value-type="string">
            <text:p><text:span text:style-name="T3">备用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bile02</text:p>
          </table:table-cell>
          <table:table-cell table:style-name="ce10" office:value-type="string" calcext:value-type="string">
            <text:p><text:span text:style-name="T3">备用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客户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ddress_shipping</text:p>
          </table:table-cell>
          <table:table-cell table:style-name="ce10" office:value-type="string" calcext:value-type="string">
            <text:p><text:span text:style-name="T3">发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address_receipt</text:p>
          </table:table-cell>
          <table:table-cell table:style-name="ce10" office:value-type="string" calcext:value-type="string">
            <text:p><text:span text:style-name="T3">收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9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sales_warehouse_id</text:p>
          </table:table-cell>
          <table:table-cell table:style-name="ce11" office:value-type="string" calcext:value-type="string">
            <text:p><text:span text:style-name="T3">销售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设置了销售出库仓库后，那么销售出库的仓库只能是该仓库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10">
          <table:table-cell/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record_status</text:p>
          </table:table-cell>
          <table:table-cell table:style-name="ce28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_category" table:style-name="ta1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ustomer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客户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客户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分类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ps_id</text:p>
          </table:table-cell>
          <table:table-cell table:style-name="ce11" office:value-type="string" calcext:value-type="string">
            <text:p><text:span text:style-name="T3">价格体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" table:style-name="ta1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actory_id</text:p>
          </table:table-cell>
          <table:table-cell table:style-name="ce10" office:value-type="string" calcext:value-type="string">
            <text:p><text:span text:style-name="T3">工厂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dm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_detail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dm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生产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mw_count</text:p>
          </table:table-cell>
          <table:table-cell table:style-name="ce10" office:value-type="string" calcext:value-type="string">
            <text:p><text:span text:style-name="T3">已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dmw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dmw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成品委托生产订单与成品委托生产入库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mo_id</text:p>
          </table:table-cell>
          <table:table-cell table:style-name="ce17" office:value-type="string" calcext:value-type="string">
            <text:p>成品委托生产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w_id</text:p>
          </table:table-cell>
          <table:table-cell table:style-name="ce17" office:value-type="string" calcext:value-type="string">
            <text:p>成品委托生产入库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w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actory_id</text:p>
          </table:table-cell>
          <table:table-cell table:style-name="ce10" office:value-type="string" calcext:value-type="string">
            <text:p><text:span text:style-name="T3">工厂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2000: </text:span><text:span text:style-name="T5">已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28" office:value-type="string" calcext:value-type="string">
            <text:p>本单据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dm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所属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_detail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w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w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dm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mobilldetail_id</text:p>
          </table:table-cell>
          <table:table-cell table:style-name="ce11" office:value-type="string" calcext:value-type="string">
            <text:p><text:span text:style-name="T3">成品委托生产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dmo_bill_detail</text:span><text:span text:style-name="T5">的</text:span><text:span text:style-name="T4">id</text:span><text:span text:style-name="T5">字段</text:span></text:p>
            <text:p><text:span text:style-name="T3">用于由委托生产订单生成入库单的时候，做跟踪管理，默认值为</text:span><text:span text:style-name="T4">NULL</text:span></text:p>
          </table:table-cell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act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工厂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工厂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工厂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工厂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y</text:p>
          </table:table-cell>
          <table:table-cell table:style-name="ce28" office:value-type="string" calcext:value-type="string">
            <text:p>工厂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5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_category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actory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工厂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工厂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28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ll_name</text:p>
          </table:table-cell>
          <table:table-cell table:style-name="ce28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i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功能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id<text:span text:style-name="T3">的中文说明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_plus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id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功能 - 用户自定义部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id<text:span text:style-name="T3">的中文说明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物料（</text:span><text:span text:style-name="T4">PSI</text:span><text:span text:style-name="T5">最初版本是进销存，所以只有商品，之后把商品扩展到了物料，但是表仍然使用本表）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物料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物料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品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pec</text:p>
          </table:table-cell>
          <table:table-cell table:style-name="ce10" office:value-type="string" calcext:value-type="string">
            <text:p>规格型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unit_id</text:p>
          </table:table-cell>
          <table:table-cell table:style-name="ce10" office:value-type="string" calcext:value-type="string">
            <text:p><text:span text:style-name="T3">计量单位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ale_price</text:p>
          </table:table-cell>
          <table:table-cell table:style-name="ce10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urchase_price</text:p>
          </table:table-cell>
          <table:table-cell table:style-name="ce10" office:value-type="string" calcext:value-type="string">
            <text:p>建议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y</text:p>
          </table:table-cell>
          <table:table-cell table:style-name="ce10" office:value-type="string" calcext:value-type="string">
            <text:p>商品名称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r_code</text:p>
          </table:table-cell>
          <table:table-cell table:style-name="ce11" office:value-type="string" calcext:value-type="string">
            <text:p>条形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spec_py</text:p>
          </table:table-cell>
          <table:table-cell table:style-name="ce11" office:value-type="string" calcext:value-type="string">
            <text:p>规格型号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rand_id</text:p>
          </table:table-cell>
          <table:table-cell table:style-name="ce11" office:value-type="string" calcext:value-type="string">
            <text:p><text:span text:style-name="T3">品牌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6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_type</text:p>
          </table:table-cell>
          <table:table-cell table:style-name="ce11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把商品扩展到物料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><text:span text:style-name="T10">5000: </text:span><text:span text:style-name="T5">虚拟件</text:span></text:p>
            <text:p><text:span text:style-name="T3"/></text:p>
            <text:p><text:span text:style-name="T3">默认值</text:span><text:span text:style-name="T4"> 4000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om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BOM <text:span text:style-name="T3">，</text:span><text:span text:style-name="T4"> </text:span><text:span text:style-name="T5">静态结构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_goods_id</text:p>
          </table:table-cell>
          <table:table-cell table:style-name="ce11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父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ub_goods_count</text:p>
          </table:table-cell>
          <table:table-cell table:style-name="ce28" office:value-type="string" calcext:value-type="string">
            <text:p>子物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st_weight</text:p>
          </table:table-cell>
          <table:table-cell table:style-name="ce11" office:value-type="string" calcext:value-type="string">
            <text:p><text:span text:style-name="T3">成本分摊权重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9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rand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bran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品牌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品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上级品牌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full_name</text:p>
          </table:table-cell>
          <table:table-cell table:style-name="ce11" office:value-type="string" calcext:value-type="string">
            <text:p><text:span text:style-name="T3">全名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品牌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对应</text:span><text:span text:style-name="T4">name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cord_status</text:p>
          </table:table-cell>
          <table:table-cell table:style-name="ce28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<text:span text:style-name="T3">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category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物料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ull_name</text:p>
          </table:table-cell>
          <table:table-cell table:style-name="ce11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3" office:value-type="string" calcext:value-type="string" table:number-columns-spanned="4" table:number-rows-spanned="1">
            <text:p>该分类下所有商品的默认税率</text:p>
          </table:table-cell>
          <table:covered-table-cell table:number-columns-repeated="2" table:style-name="ce44"/>
          <table:covered-table-cell table:style-name="ce45"/>
          <table:table-cell table:number-columns-repeated="1013"/>
        </table:table-row>
        <table:table-row table:style-name="ro17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_type</text:p>
          </table:table-cell>
          <table:table-cell table:style-name="ce28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 -1 : <text:span text:style-name="T3">不限制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><text:span text:style-name="T3"/></text:p>
            <text:p><text:span text:style-name="T3">默认值</text:span><text:span text:style-name="T4"> -1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price" table:style-name="ta2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pric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价格体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s_id</text:p>
          </table:table-cell>
          <table:table-cell table:style-name="ce10" office:value-type="string" calcext:value-type="string">
            <text:p><text:span text:style-name="T3">价格体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应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价格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si" table:style-name="ta2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si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物料安全库存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afety_inventory</text:p>
          </table:table-cell>
          <table:table-cell table:style-name="ce10" office:value-type="string" calcext:value-type="string">
            <text:p><text:span text:style-name="T3">安全库存量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ventory_upper</text:p>
          </table:table-cell>
          <table:table-cell table:style-name="ce11" office:value-type="string" calcext:value-type="string">
            <text:p><text:span text:style-name="T3">库存上限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NULL<text:span text:style-name="T3">或</text:span><text:span text:style-name="T4">0</text:span><text:span text:style-name="T5">表示无上限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unit" table:style-name="ta2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uni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计量单位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计量单位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0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8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11" office:value-type="string" calcext:value-type="string">
            <text:p><text:span text:style-name="T3">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编码非必录项，但是在排序的时候以编码作为排序字段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8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<text:span text:style-name="T3">：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" table:style-name="ta2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c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盘点单-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7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user_id</text:p>
          </table:table-cell>
          <table:table-cell table:style-name="ce17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dt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put_user_id</text:p>
          </table:table-cell>
          <table:table-cell table:style-name="ce17" office:value-type="string" calcext:value-type="string">
            <text:p>录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ll_status</text:p>
          </table:table-cell>
          <table:table-cell table:style-name="ce17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盘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ompany_id</text:p>
          </table:table-cell>
          <table:table-cell table:style-name="ce17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ill_memo</text:p>
          </table:table-cell>
          <table:table-cell table:style-name="ce28" office:value-type="string" calcext:value-type="string">
            <text:p>盘点单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_detail" table:style-name="ta2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c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盘点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c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i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盘点后库存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盘点后库存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 table:number-columns-repeated="2"/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" table:style-name="ta3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库存总账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50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物料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物料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物料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物料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物料出库成本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物料出库成本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物料余额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物料余额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物料余额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float_count</text:p>
          </table:table-cell>
          <table:table-cell table:style-name="ce17" office:value-type="string" calcext:value-type="string">
            <text:p>在途物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afloat_money</text:p>
          </table:table-cell>
          <table:table-cell table:style-name="ce17" office:value-type="string" calcext:value-type="string">
            <text:p>在途物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afloat_price</text:p>
          </table:table-cell>
          <table:table-cell table:style-name="ce17" office:value-type="string" calcext:value-type="string">
            <text:p>在途物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10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ompany_id</text:p>
          </table:table-cell>
          <table:table-cell table:style-name="ce10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detail" table:style-name="ta3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库存明细账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物料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物料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物料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物料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物料出库成本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物料出库成本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物料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物料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物料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9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f_type</text:p>
          </table:table-cell>
          <table:table-cell table:style-name="ce10" office:value-type="string" calcext:value-type="string">
            <text:p><text:span text:style-name="T3">业务类型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库存建账'<text:span text:style-name="T3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text:span text:style-name="T5">、</text:span></text:p>
            <text:p><text:span text:style-name="T10">'</text:span><text:span text:style-name="T5">调拨入库</text:span><text:span text:style-name="T4">'</text:span><text:span text:style-name="T5">、</text:span><text:span text:style-name="T4">'</text:span><text:span text:style-name="T5">调拨出库</text:span><text:span text:style-name="T4">'</text:span><text:span text:style-name="T5">、</text:span></text:p>
            <text:p><text:span text:style-name="T10">'</text:span><text:span text:style-name="T5">库存盘点</text:span><text:span text:style-name="T4">-</text:span><text:span text:style-name="T5">盘盈入库</text:span><text:span text:style-name="T4">'</text:span><text:span text:style-name="T5">、</text:span><text:span text:style-name="T4">'</text:span><text:span text:style-name="T5">库存盘点</text:span><text:span text:style-name="T4">-</text:span><text:span text:style-name="T5">盘亏出库'库存建账'、</text:span></text:p>
            <text:p><text:span text:style-name="T3">'采购入库'、'采购退货出库'、</text:span></text:p>
            <text:p><text:span text:style-name="T3">'销售出库'、'销售退货入库'、</text:span></text:p>
            <text:p><text:span text:style-name="T3">'调拨入库'、'调拨出库'、</text:span></text:p>
            <text:p><text:span text:style-name="T3">'库存盘点-盘盈入库'、'库存盘点-盘亏出库'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f_number</text:p>
          </table:table-cell>
          <table:table-cell table:style-name="ce10" office:value-type="string" calcext:value-type="string">
            <text:p><text:span text:style-name="T3">业务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iz_date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32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biz_user_id</text:p>
          </table:table-cell>
          <table:table-cell table:style-name="ce11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ate_created</text:p>
          </table:table-cell>
          <table:table-cell table:style-name="ce11" office:value-type="string" calcext:value-type="string">
            <text:p><text:span text:style-name="T3">记录创建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" table:style-name="ta3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fif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库存明细账 - 先进先出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商品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商品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商品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商品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商品出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商品出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商品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商品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商品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记录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in_ref</text:p>
          </table:table-cell>
          <table:table-cell table:style-name="ce28" office:value-type="string" calcext:value-type="string">
            <text:p>业务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_ref_type</text:p>
          </table:table-cell>
          <table:table-cell table:style-name="ce28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7" office:value-type="string" calcext:value-type="string" table:number-columns-spanned="4" table:number-rows-spanned="1">
            <text:p>采购入库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_detail" table:style-name="ta3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0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fifo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库存明细账 - 先进先出的明细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商品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商品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商品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商品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商品出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商品出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商品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商品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商品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记录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取自</text:span><text:span text:style-name="T4">t_inventory_fifo</text:span><text:span text:style-name="T5">的字段</text:span><text:span text:style-name="T4">date_create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wsbilldetail_id</text:p>
          </table:table-cell>
          <table:table-cell table:style-name="ce28" office:value-type="string" calcext:value-type="string">
            <text:p>销售出库单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ws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" table:style-name="ta3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t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调拨单-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7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rom_warehouse_id</text:p>
          </table:table-cell>
          <table:table-cell table:style-name="ce17" office:value-type="string" calcext:value-type="string">
            <text:p>调出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to_warehouse_id</text:p>
          </table:table-cell>
          <table:table-cell table:style-name="ce17" office:value-type="string" calcext:value-type="string">
            <text:p>调入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7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7" office:value-type="string" calcext:value-type="string">
            <text:p>录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7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调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_detail" table:style-name="ta3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t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调拨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t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it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调拨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atrix_bom_config" table:style-name="ta3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atrix_bom_confi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矩阵式</text:span><text:span text:style-name="T4">BOM</text:span><text:span text:style-name="T5">配置表</text:span><text:span text:style-name="T4"> - </text:span><text:span text:style-name="T5">本表没有记录或者只有一条记录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_name</text:p>
          </table:table-cell>
          <table:table-cell table:style-name="ce10" office:value-type="string" calcext:value-type="string">
            <text:p>BOM<text:span text:style-name="T3">主属性的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默认值为：编号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l_name</text:p>
          </table:table-cell>
          <table:table-cell table:style-name="ce10" office:value-type="string" calcext:value-type="string">
            <text:p>BOM<text:span text:style-name="T3">列维度的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默认值为：序列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举一个服装行业的例子：在服装行业，可以这样应用，把</text:span><text:span text:style-name="T4">code_name</text:span><text:span text:style-name="T5">配置为【款号】、把</text:span><text:span text:style-name="T4">col_name</text:span><text:span text:style-name="T5">配置为【色号】</text:span></text:p>
          </table:table-cell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" table:style-name="ta3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enu_ite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主菜单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ption</text:p>
          </table:table-cell>
          <table:table-cell table:style-name="ce10" office:value-type="string" calcext:value-type="string">
            <text:p><text:span text:style-name="T3">菜单标题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菜单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0" office:value-type="string" calcext:value-type="string">
            <text:p><text:span text:style-name="T3">上级菜单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<text:span text:style-name="T3">功能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0" office:value-type="string" calcext:value-type="string">
            <text:p><text:span text:style-name="T3">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0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ys_category</text:p>
          </table:table-cell>
          <table:table-cell table:style-name="ce10" office:value-type="string" calcext:value-type="string">
            <text:p><text:span text:style-name="T3">系统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><text:span text:style-name="T3"/></text:p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_plus" table:style-name="ta3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enu_item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主菜单 - 用户自定义部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ption</text:p>
          </table:table-cell>
          <table:table-cell table:style-name="ce17" office:value-type="string" calcext:value-type="string">
            <text:p>菜单标题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菜单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菜单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ys_category</text:p>
          </table:table-cell>
          <table:table-cell table:style-name="ce10" office:value-type="string" calcext:value-type="string">
            <text:p><text:span text:style-name="T3">系统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><text:span text:style-name="T3"/></text:p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org" table:style-name="ta3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or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组织机构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组织机构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ull_name</text:p>
          </table:table-cell>
          <table:table-cell table:style-name="ce17" office:value-type="string" calcext:value-type="string">
            <text:p>组织机构全路径名称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例如：公司\信息部。 用斜线隔开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组织机构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org_code</text:p>
          </table:table-cell>
          <table:table-cell table:style-name="ce17" office:value-type="string" calcext:value-type="string">
            <text:p>组织机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type</text:p>
          </table:table-cell>
          <table:table-cell table:style-name="ce28" office:value-type="string" calcext:value-type="string">
            <text:p>组织机构性质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null<text:span text:style-name="T3">或者小于</text:span><text:span text:style-name="T4">1000 </text:span><text:span text:style-name="T5">是企业内部的组织机构</text:span></text:p>
            <text:p><text:span text:style-name="T10">400  :  </text:span><text:span text:style-name="T5">事业部</text:span></text:p>
            <text:p><text:span text:style-name="T10">500  :  </text:span><text:span text:style-name="T5">门店</text:span></text:p>
            <text:p><text:span text:style-name="T10">600  :  </text:span><text:span text:style-name="T5">内部物流组织机构</text:span></text:p>
            <text:p><text:span text:style-name="T10">700  :  </text:span><text:span text:style-name="T5">办事处</text:span></text:p>
            <text:p><text:span text:style-name="T10">2000 </text:span><text:span text:style-name="T5">：</text:span><text:span text:style-name="T4"> </text:span><text:span text:style-name="T5">客户的组织机构</text:span></text:p>
            <text:p><text:span text:style-name="T10">3000 </text:span><text:span text:style-name="T5">：</text:span><text:span text:style-name="T4"> </text:span><text:span text:style-name="T5">供应商组织机构</text:span></text:p>
            <text:p><text:span text:style-name="T10">4000 </text:span><text:span text:style-name="T5">：</text:span><text:span text:style-name="T4"> </text:span><text:span text:style-name="T5">外协工厂组织机构</text:span></text:p>
            <text:p><text:span text:style-name="T10">5000 :  </text:span><text:span text:style-name="T5">外部物流商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" table:style-name="ta4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able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3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y_money</text:p>
          </table:table-cell>
          <table:table-cell table:style-name="ce17" office:value-type="string" calcext:value-type="string">
            <text:p>应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_detail" table:style-name="ta4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ables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明细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3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y_money</text:p>
          </table:table-cell>
          <table:table-cell table:style-name="ce17" office:value-type="string" calcext:value-type="string">
            <text:p>应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ment" table:style-name="ta4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me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付款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ll_id</text:p>
          </table:table-cell>
          <table:table-cell table:style-name="ce17" office:value-type="string" calcext:value-type="string">
            <text:p>业务单据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付款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付款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录入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ay_user_id</text:p>
          </table:table-cell>
          <table:table-cell table:style-name="ce28" office:value-type="string" calcext:value-type="string">
            <text:p>付款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mark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" table:style-name="ta4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ermis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权限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权限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28" office:value-type="string" calcext:value-type="string">
            <text:p>权限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9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arent_fid</text:p>
          </table:table-cell>
          <table:table-cell table:style-name="ce11" office:value-type="string" calcext:value-type="string">
            <text:p><text:span text:style-name="T3">父</text:span><text:span text:style-name="T4">f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ub_category</text:p>
          </table:table-cell>
          <table:table-cell table:style-name="ce28" office:value-type="string" calcext:value-type="string">
            <text:p>二级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_plus" table:style-name="ta4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ermission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权限</text:span><text:span text:style-name="T4"> - </text:span><text:span text:style-name="T5">自定义模块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权限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<text:span text:style-name="T3">功能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tegory</text:p>
          </table:table-cell>
          <table:table-cell table:style-name="ce11" office:value-type="string" calcext:value-type="string">
            <text:p>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权限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11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arent_fid</text:p>
          </table:table-cell>
          <table:table-cell table:style-name="ce11" office:value-type="string" calcext:value-type="string">
            <text:p><text:span text:style-name="T3">父</text:span><text:span text:style-name="T4">f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ub_category</text:p>
          </table:table-cell>
          <table:table-cell table:style-name="ce28" office:value-type="string" calcext:value-type="string">
            <text:p>二级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" table:style-name="ta4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text:span text:style-name="T4">(</text:span><text:span text:style-name="T5">没有发生入库业务</text:span><text:span text:style-name="T4">)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_detail" table:style-name="ta4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采购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采购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采购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w_count</text:p>
          </table:table-cell>
          <table:table-cell table:style-name="ce17" office:value-type="string" calcext:value-type="string">
            <text:p>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来自对应</text:span><text:span text:style-name="T4">t_pw_bill_detail</text:span><text:span text:style-name="T5">的汇总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4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al_count</text:p>
          </table:table-cell>
          <table:table-cell table:style-name="ce28" office:value-type="string" calcext:value-type="string">
            <text:p>实际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冗余字段</text:span><text:span text:style-name="T4"> </text:span></text:p>
            <text:p><text:span text:style-name="T10">real_count = pw_count - rej_count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ej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默认值0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pw" table:style-name="ta4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pw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采购订单与采购入库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o_id</text:p>
          </table:table-cell>
          <table:table-cell table:style-name="ce17" office:value-type="string" calcext:value-type="string">
            <text:p>采购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w_id</text:p>
          </table:table-cell>
          <table:table-cell table:style-name="ce17" office:value-type="string" calcext:value-type="string">
            <text:p>采购入库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" table:style-name="ta4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payme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付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7" office:value-type="string" calcext:value-type="string">
            <text:p>供应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付供应商预付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付货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付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_detail" table:style-name="ta4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payment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付款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7" office:value-type="string" calcext:value-type="string">
            <text:p>供应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付供应商预付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付货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付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z_user_id</text:p>
          </table:table-cell>
          <table:table-cell table:style-name="ce28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制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" table:style-name="ta5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receivin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收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ustomer_id</text:p>
          </table:table-cell>
          <table:table-cell table:style-name="ce17" office:value-type="string" calcext:value-type="string">
            <text:p>客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收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收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_detail" table:style-name="ta5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receiving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收款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ustomer_id</text:p>
          </table:table-cell>
          <table:table-cell table:style-name="ce17" office:value-type="string" calcext:value-type="string">
            <text:p>客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收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收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z_user_id</text:p>
          </table:table-cell>
          <table:table-cell table:style-name="ce28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制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" table:style-name="ta5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退货出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出库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jection_money</text:p>
          </table:table-cell>
          <table:table-cell table:style-name="ce11" office:value-type="string" calcext:value-type="string">
            <text:p><text:span text:style-name="T3">本单据退款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r_bill_detail</text:span><text:span text:style-name="T5">表</text:span><text:span text:style-name="T4">rejection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<text:span text:style-name="T3">本单据退货商品的库存价值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w_bill_id</text:p>
          </table:table-cell>
          <table:table-cell table:style-name="ce11" office:value-type="string" calcext:value-type="string">
            <text:p><text:span text:style-name="T3">采购入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18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<text:span text:style-name="T3">收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</text:span><text:span text:style-name="T4">(</text:span><text:span text:style-name="T5">红字</text:span><text:span text:style-name="T4">)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jection_money_with_tax</text:p>
          </table:table-cell>
          <table:table-cell table:style-name="ce11" office:value-type="string" calcext:value-type="string">
            <text:p><text:span text:style-name="T3">退款总额</text:span><text:span text:style-name="T4">-</text:span><text:span text:style-name="T5">含税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48"/>
          <table:table-cell table:style-name="ce32"/>
          <table:table-cell table:style-name="ce31" table:number-columns-repeated="2"/>
          <table:table-cell table:style-name="ce49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_detail" table:style-name="ta53">
        <table:table-column table:style-name="co5" table:default-cell-style-name="ce1"/>
        <table:table-column table:style-name="co2" table:default-cell-style-name="ce5"/>
        <table:table-column table:style-name="co23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采购退货出库单-商品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r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采购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采购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7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7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单商品明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w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ejection_goods_price</text:p>
          </table:table-cell>
          <table:table-cell table:style-name="ce28" office:value-type="string" calcext:value-type="string">
            <text:p>退货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jection_money</text:p>
          </table:table-cell>
          <table:table-cell table:style-name="ce28" office:value-type="string" calcext:value-type="string">
            <text:p>退货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jection_goods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_rate</text:p>
          </table:table-cell>
          <table:table-cell table:style-name="ce28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</text:p>
          </table:table-cell>
          <table:table-cell table:style-name="ce28" office:value-type="string" calcext:value-type="string">
            <text:p>税金-红字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负数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rejection_goods_price_with_tax</text:p>
          </table:table-cell>
          <table:table-cell table:style-name="ce28" office:value-type="string" calcext:value-type="string">
            <text:p>退货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jection_money_with_tax</text:p>
          </table:table-cell>
          <table:table-cell table:style-name="ce28" office:value-type="string" calcext:value-type="string">
            <text:p>退货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goods_money_with_tax</text:p>
          </table:table-cell>
          <table:table-cell table:style-name="ce28" office:value-type="string" calcext:value-type="string">
            <text:p>采购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采购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ice_system" table:style-name="ta5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ice_syste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价格体系</text:span><text:span text:style-name="T4"> - </text:span><text:span text:style-name="T5">基础数据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价格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actor</text:p>
          </table:table-cell>
          <table:table-cell table:style-name="ce28" office:value-type="string" calcext:value-type="string">
            <text:p>基准价格的倍数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si_db_version" table:style-name="ta5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si_db_ver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PSI<text:span text:style-name="T3">数据库版本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b_version</text:p>
          </table:table-cell>
          <table:table-cell table:style-name="ce17" office:value-type="string" calcext:value-type="string">
            <text:p>数据库版本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date_dt</text:p>
          </table:table-cell>
          <table:table-cell table:style-name="ce17" office:value-type="string" calcext:value-type="string">
            <text:p>修订版本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" table:style-name="ta5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w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4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</text:span></text:p>
            <text:p><text:span text:style-name="T10">2000: </text:span><text:span text:style-name="T5">部分退货；</text:span><text:span text:style-name="T4">3000</text:span><text:span text:style-name="T5">：全部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本单据采购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付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  <text:p><text:span text:style-name="T10">2</text:span><text:span text:style-name="T5">：预付款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所属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5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expand_by_bom</text:p>
          </table:table-cell>
          <table:table-cell table:style-name="ce11" office:value-type="string" calcext:value-type="string">
            <text:p>按商品构成拆分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按商品构成拆分，默认值</text:span><text:span text:style-name="T4"> 0</text:span></text:p>
            <text:p><text:span text:style-name="T10">0</text:span><text:span text:style-name="T5">：不拆分</text:span></text:p>
            <text:p><text:span text:style-name="T10">1</text:span><text:span text:style-name="T5">：拆分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6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wspbill_id</text:p>
          </table:table-cell>
          <table:table-cell table:style-name="ce11" office:value-type="string" calcext:value-type="string">
            <text:p><text:span text:style-name="T3">拆分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当</text:span><text:span text:style-name="T4">expand_by_bom = 1</text:span><text:span text:style-name="T5">的时候，自动生成的拆分单主表</text:span><text:span text:style-name="T4">id</text:span></text:p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  <text:p><text:span text:style-name="T3">注意：当</text:span><text:span text:style-name="T4">expand_by_bom=1</text:span><text:span text:style-name="T5">的时候，本字段未必一定有值，例如当入库的商品都不需要拆分的时候，就不会生成拆分单，本字段自然就为</text:span><text:span text:style-name="T4">NULL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税金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_detail" table:style-name="ta5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w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入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w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采购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采购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obilldetail_id</text:p>
          </table:table-cell>
          <table:table-cell table:style-name="ce11" office:value-type="string" calcext:value-type="string">
            <text:p><text:span text:style-name="T3">采购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po_bill_detail</text:span><text:span text:style-name="T5">的</text:span><text:span text:style-name="T4">id</text:span><text:span text:style-name="T5">字段</text:span></text:p>
            <text:p><text:span text:style-name="T3">用于由采购订单生成入库单的时候，做跟踪管理，默认值为</text:span><text:span text:style-name="T4">NULL</text:span></text:p>
          </table:table-cell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goods_price_with_tax</text:p>
          </table:table-cell>
          <table:table-cell table:style-name="ce10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7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rej_goods_count</text:p>
          </table:table-cell>
          <table:table-cell table:style-name="ce10" office:value-type="string" calcext:value-type="string">
            <text:p>退货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多次退货量的合计值，但是总量</text:span></text:p>
            <text:p><text:span text:style-name="T3">不超过</text:span><text:span text:style-name="T4">goods_count</text:span></text:p>
            <text:p><text:span text:style-name="T10"/></text:p>
            <text:p><text:span text:style-name="T3">默认值：</text:span><text:span text:style-name="T4">0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8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al_goods_count</text:p>
          </table:table-cell>
          <table:table-cell table:style-name="ce10" office:value-type="string" calcext:value-type="string">
            <text:p><text:span text:style-name="T3">实际入库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real_goods_count = </text:p>
            <text:p>   goods_count - rej_goods_count</text:p>
            <text:p/>
            <text:p><text:span text:style-name="T3">本字段的值是冗余字段，</text:span><text:span text:style-name="T4">2020-07-07</text:span><text:span text:style-name="T5">增加，历史数据中该字段为</text:span><text:span text:style-name="T4">null</text:span><text:span text:style-name="T5">，需要手工维护一下历史数据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" table:style-name="ta5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able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money</text:p>
          </table:table-cell>
          <table:table-cell table:style-name="ce17" office:value-type="string" calcext:value-type="string">
            <text:p>应收账款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_detail" table:style-name="ta5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ables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明细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money</text:p>
          </table:table-cell>
          <table:table-cell table:style-name="ce17" office:value-type="string" calcext:value-type="string">
            <text:p>应收账款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的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ing" table:style-name="ta6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in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收款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ll_id</text:p>
          </table:table-cell>
          <table:table-cell table:style-name="ce17" office:value-type="string" calcext:value-type="string">
            <text:p>业务单据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收款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收款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录入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v_user_id</text:p>
          </table:table-cell>
          <table:table-cell table:style-name="ce28" office:value-type="string" calcext:value-type="string">
            <text:p>收款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mark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2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nt_fid" table:style-name="ta6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nt_fi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用户最近访问的系统功能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ick_count</text:p>
          </table:table-cell>
          <table:table-cell table:style-name="ce17" office:value-type="string" calcext:value-type="string">
            <text:p>访问次数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" table:style-name="ta6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角色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28" office:value-type="string" calcext:value-type="string">
            <text:p>角色编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主要用于显示排序，可以为空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" table:style-name="ta6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permis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权限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ermission_id</text:p>
          </table:table-cell>
          <table:table-cell table:style-name="ce17" office:value-type="string" calcext:value-type="string">
            <text:p>权限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_dataorg" table:style-name="ta6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permission_dataor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权限的数据域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ermission_id</text:p>
          </table:table-cell>
          <table:table-cell table:style-name="ce17" office:value-type="string" calcext:value-type="string">
            <text:p>权限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user" table:style-name="ta6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us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用户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" table:style-name="ta6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合同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合同编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甲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乙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4001: </text:span><text:span text:style-name="T5">合同终止</text:span><text:span text:style-name="T4">-</text:span><text:span text:style-name="T5">未执行</text:span></text:p>
            <text:p><text:span text:style-name="T10">4002</text:span><text:span text:style-name="T5">：合同终止</text:span><text:span text:style-name="T4">-</text:span><text:span text:style-name="T5">部分执行</text:span></text:p>
            <text:p><text:span text:style-name="T10">5000</text:span><text:span text:style-name="T5">：合同执行完毕</text:span><text:span text:style-name="T4"> 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c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begin_dt</text:p>
          </table:table-cell>
          <table:table-cell table:style-name="ce11" office:value-type="string" calcext:value-type="string">
            <text:p><text:span text:style-name="T3">合同开始日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合同有效期开始日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end_dt</text:p>
          </table:table-cell>
          <table:table-cell table:style-name="ce11" office:value-type="string" calcext:value-type="string">
            <text:p><text:span text:style-name="T3">合同结束日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合同有效期结束日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30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iscount</text:p>
          </table:table-cell>
          <table:table-cell table:style-name="ce11" office:value-type="string" calcext:value-type="string">
            <text:p><text:span text:style-name="T3">折扣率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quality_clause</text:p>
          </table:table-cell>
          <table:table-cell table:style-name="ce11" office:value-type="string" calcext:value-type="string">
            <text:p><text:span text:style-name="T3">品质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insurance_clause</text:p>
          </table:table-cell>
          <table:table-cell table:style-name="ce11" office:value-type="string" calcext:value-type="string">
            <text:p><text:span text:style-name="T3">保险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transport_clause</text:p>
          </table:table-cell>
          <table:table-cell table:style-name="ce11" office:value-type="string" calcext:value-type="string">
            <text:p><text:span text:style-name="T3">运输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other_clause</text:p>
          </table:table-cell>
          <table:table-cell table:style-name="ce11" office:value-type="string" calcext:value-type="string">
            <text:p><text:span text:style-name="T3">其他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_detail" table:style-name="ta6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合同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c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销售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7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7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7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1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iscount</text:p>
          </table:table-cell>
          <table:table-cell table:style-name="ce28" office:value-type="string" calcext:value-type="string">
            <text:p>折扣率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so_count</text:p>
          </table:table-cell>
          <table:table-cell table:style-name="ce17" office:value-type="string" calcext:value-type="string">
            <text:p>已下订单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left_count</text:p>
          </table:table-cell>
          <table:table-cell table:style-name="ce17" office:value-type="string" calcext:value-type="string">
            <text:p>未下订单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goods_price_with_tax</text:p>
          </table:table-cell>
          <table:table-cell table:style-name="ce17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so" table:style-name="ta6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s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合同与销售订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c_id</text:p>
          </table:table-cell>
          <table:table-cell table:style-name="ce17" office:value-type="string" calcext:value-type="string">
            <text:p>销售合同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_id</text:p>
          </table:table-cell>
          <table:table-cell table:style-name="ce17" office:value-type="string" calcext:value-type="string">
            <text:p>销售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" table:style-name="ta6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出库</text:span><text:span text:style-name="T4"> 4001</text:span><text:span text:style-name="T5">：部分出库</text:span><text:span text:style-name="T4">-</text:span><text:span text:style-name="T5">订单关闭</text:span></text:p>
            <text:p><text:span text:style-name="T10">3000</text:span><text:span text:style-name="T5">：全部出库</text:span><text:span text:style-name="T4"> 4002</text:span><text:span text:style-name="T5">：全部出库</text:span><text:span text:style-name="T4">-</text:span><text:span text:style-name="T5">订单关闭</text:span></text:p>
            <text:p><text:span text:style-name="T10">4000: </text:span><text:span text:style-name="T5">订单关闭</text:span><text:span text:style-name="T4">(</text:span><text:span text:style-name="T5">没有发生出库业务</text:span><text:span text:style-name="T4">)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<text:span text:style-name="T3">收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detail" table:style-name="ta7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销售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销售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销售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ws_count</text:p>
          </table:table-cell>
          <table:table-cell table:style-name="ce10" office:value-type="string" calcext:value-type="string">
            <text:p><text:span text:style-name="T3">已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scbilldetail_id</text:p>
          </table:table-cell>
          <table:table-cell table:style-name="ce11" office:value-type="string" calcext:value-type="string">
            <text:p><text:span text:style-name="T3">销售合同商品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销售订单由销售合同创建的时候，这个字段填写</text:span><text:span text:style-name="T4">t_sc_bill_detail</text:span><text:span text:style-name="T5">的</text:span><text:span text:style-name="T4">id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goods_price_with_tax</text:p>
          </table:table-cell>
          <table:table-cell table:style-name="ce11" office:value-type="string" calcext:value-type="string">
            <text:p><text:span text:style-name="T3">含税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" table:style-name="ta7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BOM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ub_goods_id</text:p>
          </table:table-cell>
          <table:table-cell table:style-name="ce10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count</text:p>
          </table:table-cell>
          <table:table-cell table:style-name="ce10" office:value-type="string" calcext:value-type="string">
            <text:p>BOM<text:span text:style-name="T3">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3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_category</text:p>
          </table:table-cell>
          <table:table-cell table:style-name="ce17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8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_expand" table:style-name="ta7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expan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BOM</text:span><text:span text:style-name="T5">展开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id</text:p>
          </table:table-cell>
          <table:table-cell table:style-name="ce10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ub_goods_count</text:p>
          </table:table-cell>
          <table:table-cell table:style-name="ce10" office:value-type="string" calcext:value-type="string">
            <text:p>BOM<text:span text:style-name="T3">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由此数量形成采购计划</text:p>
          </table:table-cell>
          <table:covered-table-cell table:number-columns-repeated="3" table:style-name="ce10"/>
          <table:table-cell table:number-columns-repeated="1013"/>
        </table:table-row>
        <table:table-row table:style-name="ro34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_category</text:p>
          </table:table-cell>
          <table:table-cell table:style-name="ce17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8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po" table:style-name="ta7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p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与采购订单的对应关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_id</text:p>
          </table:table-cell>
          <table:table-cell table:style-name="ce10" office:value-type="string" calcext:value-type="string">
            <text:p><text:span text:style-name="T3">销售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o_id</text:p>
          </table:table-cell>
          <table:table-cell table:style-name="ce10" office:value-type="string" calcext:value-type="string">
            <text:p><text:span text:style-name="T3">采购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ws" table:style-name="ta7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w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与销售出库单的对应关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_id</text:p>
          </table:table-cell>
          <table:table-cell table:style-name="ce10" office:value-type="string" calcext:value-type="string">
            <text:p><text:span text:style-name="T3">销售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_id</text:p>
          </table:table-cell>
          <table:table-cell table:style-name="ce10" office:value-type="string" calcext:value-type="string">
            <text:p><text:span text:style-name="T3">销售出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" table:style-name="ta75">
        <table:table-column table:style-name="co5" table:default-cell-style-name="ce1"/>
        <table:table-column table:style-name="co2" table:default-cell-style-name="ce5"/>
        <table:table-column table:style-name="co25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r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退货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入库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jection_sale_money</text:p>
          </table:table-cell>
          <table:table-cell table:style-name="ce11" office:value-type="string" calcext:value-type="string">
            <text:p><text:span text:style-name="T3">本单据退款总金额</text:span><text:span text:style-name="T4">-</text:span><text:span text:style-name="T5">不含税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r_bill_detail</text:span><text:span text:style-name="T5">表</text:span><text:span text:style-name="T4">rejection_sale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本单据退货商品的库存价值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5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rofit</text:p>
          </table:table-cell>
          <table:table-cell table:style-name="ce11" office:value-type="string" calcext:value-type="string">
            <text:p>因退货减少的毛利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=inventory_money - rejection_sale_money</text:p>
            <text:p><text:span text:style-name="T3">通常是负数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ws_bill_id</text:p>
          </table:table-cell>
          <table:table-cell table:style-name="ce11" office:value-type="string" calcext:value-type="string">
            <text:p><text:span text:style-name="T3">销售出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6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付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单据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</text:p>
          </table:table-cell>
          <table:table-cell table:style-name="ce28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30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ejection_sale_money_with_tax</text:p>
          </table:table-cell>
          <table:table-cell table:style-name="ce28" office:value-type="string" calcext:value-type="string">
            <text:p>本单据退款含税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rejection_sale_money = tax + rejection_sale_money_with_tax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_detail" table:style-name="ta76">
        <table:table-column table:style-name="co5" table:default-cell-style-name="ce1"/>
        <table:table-column table:style-name="co2" table:default-cell-style-name="ce5"/>
        <table:table-column table:style-name="co2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r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退货入库单-商品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r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销售金额 - 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销售单价 - 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7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7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wsbilldetail_id</text:p>
          </table:table-cell>
          <table:table-cell table:style-name="ce28" office:value-type="string" calcext:value-type="string">
            <text:p>销售出库单商品明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ejection_goods_price</text:p>
          </table:table-cell>
          <table:table-cell table:style-name="ce28" office:value-type="string" calcext:value-type="string">
            <text:p>退货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jection_sale_money</text:p>
          </table:table-cell>
          <table:table-cell table:style-name="ce28" office:value-type="string" calcext:value-type="string">
            <text:p>退货金额-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jection_goods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n_note</text:p>
          </table:table-cell>
          <table:table-cell table:style-name="ce28" office:value-type="string" calcext:value-type="string">
            <text:p>序列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jection_sale_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rejection_goods_price_with_tax</text:p>
          </table:table-cell>
          <table:table-cell table:style-name="ce17" office:value-type="string" calcext:value-type="string">
            <text:p>退货单价 - 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goods_money_with_tax</text:p>
          </table:table-cell>
          <table:table-cell table:style-name="ce17" office:value-type="string" calcext:value-type="string">
            <text:p>销售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goods_price_with_tax</text:p>
          </table:table-cell>
          <table:table-cell table:style-name="ce17" office:value-type="string" calcext:value-type="string">
            <text:p>销售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bject" table:style-name="ta7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bjec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会计科目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科目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科目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5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<text:span text:style-name="T3">科目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1<text:span text:style-name="T3">：资产、</text:span><text:span text:style-name="T4">2</text:span><text:span text:style-name="T5">：负债、</text:span><text:span text:style-name="T4">4</text:span><text:span text:style-name="T5">：所有者权益、</text:span><text:span text:style-name="T4">5</text:span><text:span text:style-name="T5">：成本、</text:span><text:span text:style-name="T4">6</text:span><text:span text:style-name="T5">：损益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37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s_leaf</text:p>
          </table:table-cell>
          <table:table-cell table:style-name="ce10" office:value-type="string" calcext:value-type="string">
            <text:p><text:span text:style-name="T3">是否是末级科目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1<text:span text:style-name="T3">：末级科目；</text:span><text:span text:style-name="T4"> 0</text:span><text:span text:style-name="T5">：</text:span><text:span text:style-name="T4"> </text:span><text:span text:style-name="T5">非末级科目</text:span></text:p>
            <text:p><text:span text:style-name="T3">只有末级科目才能使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科目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0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上级科目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" table:style-name="ta7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供应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供应商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供应商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供应商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供应商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ddress_shipping</text:p>
          </table:table-cell>
          <table:table-cell table:style-name="ce10" office:value-type="string" calcext:value-type="string">
            <text:p><text:span text:style-name="T3">发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address_receipt</text:p>
          </table:table-cell>
          <table:table-cell table:style-name="ce10" office:value-type="string" calcext:value-type="string">
            <text:p><text:span text:style-name="T3">收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用于采购订单上的税率。</text:span><text:span text:style-name="T4">-1</text:span><text:span text:style-name="T5">表示使用全局税率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5">
          <table:table-cell/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38">
          <table:table-cell/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goods_range</text:p>
          </table:table-cell>
          <table:table-cell table:style-name="ce28" office:value-type="string" calcext:value-type="string">
            <text:p>关联商品范围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默认值</text:span><text:span text:style-name="T4">1</text:span></text:p>
            <text:p><text:span text:style-name="T10">1</text:span><text:span text:style-name="T5">：全部商品</text:span></text:p>
            <text:p><text:span text:style-name="T10">2</text:span><text:span text:style-name="T5">：指定商品</text:span></text:p>
            <text:p><text:span text:style-name="T3">当取值为</text:span><text:span text:style-name="T4">2</text:span><text:span text:style-name="T5">的时候，该供应商关联的商品从</text:span></text:p>
            <text:p><text:span text:style-name="T10">t_supplier_goods_range</text:span><text:span text:style-name="T5">中取得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category" table:style-name="ta7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供应商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客户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28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ll_name</text:p>
          </table:table-cell>
          <table:table-cell table:style-name="ce28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goods_range" table:style-name="ta8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_goods_rang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供应商关联的商品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_id</text:p>
          </table:table-cell>
          <table:table-cell table:style-name="ce10" office:value-type="string" calcext:value-type="string">
            <text:p><text:span text:style-name="T3">商品</text:span><text:span text:style-name="T4">id</text:span><text:span text:style-name="T5">或商品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_id_type</text:p>
          </table:table-cell>
          <table:table-cell table:style-name="ce11" office:value-type="string" calcext:value-type="string">
            <text:p>g_id<text:span text:style-name="T3">的类型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1<text:span text:style-name="T3">：商品</text:span><text:span text:style-name="T4">id</text:span><text:span text:style-name="T5">；</text:span><text:span text:style-name="T4">2</text:span><text:span text:style-name="T5">：商品分类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user" table:style-name="ta8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us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用户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login_name</text:p>
          </table:table-cell>
          <table:table-cell table:style-name="ce17" office:value-type="string" calcext:value-type="string">
            <text:p>用户登录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用户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ssword</text:p>
          </table:table-cell>
          <table:table-cell table:style-name="ce17" office:value-type="string" calcext:value-type="string">
            <text:p>登录密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org_id</text:p>
          </table:table-cell>
          <table:table-cell table:style-name="ce17" office:value-type="string" calcext:value-type="string">
            <text:p>组织机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string" calcext:value-type="string">
            <text:p>用户是否可以登录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1:<text:span text:style-name="T3">可以登录，</text:span><text:span text:style-name="T4"> 0</text:span><text:span text:style-name="T5">：不能登录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code</text:p>
          </table:table-cell>
          <table:table-cell table:style-name="ce17" office:value-type="string" calcext:value-type="string">
            <text:p>用户的组织机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用户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gender</text:p>
          </table:table-cell>
          <table:table-cell table:style-name="ce28" office:value-type="string" calcext:value-type="string">
            <text:p>性别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rthday</text:p>
          </table:table-cell>
          <table:table-cell table:style-name="ce28" office:value-type="string" calcext:value-type="string">
            <text:p>生日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d_card_number</text:p>
          </table:table-cell>
          <table:table-cell table:style-name="ce28" office:value-type="string" calcext:value-type="string">
            <text:p>身份证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28" office:value-type="string" calcext:value-type="string">
            <text:p>tel</text:p>
          </table:table-cell>
          <table:table-cell table:style-name="ce28" office:value-type="string" calcext:value-type="string">
            <text:p>联系电话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tel02</text:p>
          </table:table-cell>
          <table:table-cell table:style-name="ce28" office:value-type="string" calcext:value-type="string">
            <text:p>备用联系电话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address</text:p>
          </table:table-cell>
          <table:table-cell table:style-name="ce28" office:value-type="string" calcext:value-type="string">
            <text:p>家庭住址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" table:style-name="ta8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vouch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记账凭证</text:span><text:span text:style-name="T4"> - 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_dt</text:p>
          </table:table-cell>
          <table:table-cell table:style-name="ce10" office:value-type="string" calcext:value-type="string">
            <text:p>凭证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凭证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put_user_id</text:p>
          </table:table-cell>
          <table:table-cell table:style-name="ce11" office:value-type="string" calcext:value-type="string">
            <text:p><text:span text:style-name="T3">制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put_user_name</text:p>
          </table:table-cell>
          <table:table-cell table:style-name="ce11" office:value-type="string" calcext:value-type="string">
            <text:p>制单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复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nfirm_user_name</text:p>
          </table:table-cell>
          <table:table-cell table:style-name="ce11" office:value-type="string" calcext:value-type="string">
            <text:p>复核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gl_user_id</text:p>
          </table:table-cell>
          <table:table-cell table:style-name="ce11" office:value-type="string" calcext:value-type="string">
            <text:p><text:span text:style-name="T3">记账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gl_user_name</text:p>
          </table:table-cell>
          <table:table-cell table:style-name="ce11" office:value-type="string" calcext:value-type="string">
            <text:p>记账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harge_user_id</text:p>
          </table:table-cell>
          <table:table-cell table:style-name="ce11" office:value-type="string" calcext:value-type="string">
            <text:p><text:span text:style-name="T3">会计主管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harge_user_name</text:p>
          </table:table-cell>
          <table:table-cell table:style-name="ce11" office:value-type="string" calcext:value-type="string">
            <text:p>会计主管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ash_user_id</text:p>
          </table:table-cell>
          <table:table-cell table:style-name="ce11" office:value-type="string" calcext:value-type="string">
            <text:p><text:span text:style-name="T3">出纳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ash_user_name</text:p>
          </table:table-cell>
          <table:table-cell table:style-name="ce11" office:value-type="string" calcext:value-type="string">
            <text:p>出纳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bill_number</text:p>
          </table:table-cell>
          <table:table-cell table:style-name="ce11" office:value-type="string" calcext:value-type="string">
            <text:p>附单据几张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_detail" table:style-name="ta8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voucher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记账凭证</text:span><text:span text:style-name="T4"> - </text:span><text:span text:style-name="T5">分录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oucher_id</text:p>
          </table:table-cell>
          <table:table-cell table:style-name="ce10" office:value-type="string" calcext:value-type="string">
            <text:p><text:span text:style-name="T3">凭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voucher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ject</text:p>
          </table:table-cell>
          <table:table-cell table:style-name="ce10" office:value-type="string" calcext:value-type="string">
            <text:p><text:span text:style-name="T3">科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<text:span text:style-name="T3">摘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ebit</text:p>
          </table:table-cell>
          <table:table-cell table:style-name="ce11" office:value-type="string" calcext:value-type="string">
            <text:p><text:span text:style-name="T3">制单人</text:span><text:span text:style-name="T4">id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redit</text:p>
          </table:table-cell>
          <table:table-cell table:style-name="ce11" office:value-type="string" calcext:value-type="string">
            <text:p>制单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11" office:value-type="string" calcext:value-type="string">
            <text:p><text:span text:style-name="T3">复核人</text:span><text:span text:style-name="T4">id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arehouse" table:style-name="ta8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arehous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仓库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仓库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仓库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ited</text:p>
          </table:table-cell>
          <table:table-cell table:style-name="ce11" office:value-type="string" calcext:value-type="string">
            <text:p><text:span text:style-name="T3">仓库是否建账完毕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0:<text:span text:style-name="T3">没有建账完毕</text:span><text:span text:style-name="T4"> 1</text:span><text:span text:style-name="T5">：建账完毕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仓库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9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enabled</text:p>
          </table:table-cell>
          <table:table-cell table:style-name="ce11" office:value-type="string" calcext:value-type="string">
            <text:p><text:span text:style-name="T3">是否启用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启用</text:span></text:p>
            <text:p><text:span text:style-name="T10">2</text:span><text:span text:style-name="T5">：停用</text:span></text:p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rg_id</text:p>
          </table:table-cell>
          <table:table-cell table:style-name="ce11" office:value-type="string" calcext:value-type="string">
            <text:p><text:span text:style-name="T3">核算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ale_area</text:p>
          </table:table-cell>
          <table:table-cell table:style-name="ce11" office:value-type="string" calcext:value-type="string">
            <text:p><text:span text:style-name="T3">销售核算面积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以平方米为单位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40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usage_type</text:p>
          </table:table-cell>
          <table:table-cell table:style-name="ce11" office:value-type="string" calcext:value-type="string">
            <text:p><text:span text:style-name="T3">用途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0<text:span text:style-name="T3">：原材料库</text:span></text:p>
            <text:p><text:span text:style-name="T10">20</text:span><text:span text:style-name="T5">：半成品库</text:span></text:p>
            <text:p><text:span text:style-name="T10">30</text:span><text:span text:style-name="T5">：产成品库</text:span></text:p>
            <text:p><text:span text:style-name="T10">40</text:span><text:span text:style-name="T5">：商品库</text:span></text:p>
            <text:p><text:span text:style-name="T3">默认值</text:span><text:span text:style-name="T4"> 40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4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imit_goods</text:p>
          </table:table-cell>
          <table:table-cell table:style-name="ce28" office:value-type="string" calcext:value-type="string">
            <text:p>物料限制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0 : <text:span text:style-name="T3">不启用</text:span></text:p>
            <text:p><text:span text:style-name="T3">1 ： 启用</text:span></text:p>
            <text:p><text:span text:style-name="T3">默认值 0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" table:style-name="ta8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出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arehouse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出库；</text:span><text:span text:style-name="T4"> 1000</text:span><text:span text:style-name="T5">：已出库；</text:span></text:p>
            <text:p><text:span text:style-name="T10"> 2000: </text:span><text:span text:style-name="T5">部分退货；3000：全部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ale_money</text:p>
          </table:table-cell>
          <table:table-cell table:style-name="ce11" office:value-type="string" calcext:value-type="string">
            <text:p>本单据销售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ws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本单据销售商品的库存价值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rofit</text:p>
          </table:table-cell>
          <table:table-cell table:style-name="ce11" office:value-type="string" calcext:value-type="string">
            <text:p>本单据的毛利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<text:span text:style-name="T3">等于</text:span><text:span text:style-name="T4"> sale_money - invertory_money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6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收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送货地址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税金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_detail" table:style-name="ta8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出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销售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0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0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sn_note</text:p>
          </table:table-cell>
          <table:table-cell table:style-name="ce11" office:value-type="string" calcext:value-type="string">
            <text:p>序列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obilldetail_id</text:p>
          </table:table-cell>
          <table:table-cell table:style-name="ce11" office:value-type="string" calcext:value-type="string">
            <text:p><text:span text:style-name="T3">销售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引用</text:span><text:span text:style-name="T4">t_so_bill_detail</text:span><text:span text:style-name="T5">的</text:span><text:span text:style-name="T4">id</text:span><text:span text:style-name="T5">字段</text:span></text:p>
            <text:p><text:span text:style-name="T3">默认值</text:span><text:span text:style-name="T4">NULL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goods_price_with_tax</text:p>
          </table:table-cell>
          <table:table-cell table:style-name="ce11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rej_goods_count</text:p>
          </table:table-cell>
          <table:table-cell table:style-name="ce11" office:value-type="string" calcext:value-type="string">
            <text:p><text:span text:style-name="T3">退货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0" office:value-type="string" calcext:value-type="string" table:number-columns-spanned="4" table:number-rows-spanned="1">
            <text:p><text:span text:style-name="T3">默认值</text:span><text:span text:style-name="T4">0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4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al_goods_count</text:p>
          </table:table-cell>
          <table:table-cell table:style-name="ce11" office:value-type="string" calcext:value-type="string">
            <text:p><text:span text:style-name="T3">实际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冗余字段</text:span></text:p>
            <text:p><text:span text:style-name="T10">real_goods_count = goods_count - rej_goods_count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" table:style-name="ta8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rom_warehouse_id</text:p>
          </table:table-cell>
          <table:table-cell table:style-name="ce10" office:value-type="string" calcext:value-type="string">
            <text:p><text:span text:style-name="T3">拆分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to_warehouse_id</text:p>
          </table:table-cell>
          <table:table-cell table:style-name="ce10" office:value-type="string" calcext:value-type="string">
            <text:p><text:span text:style-name="T3">拆分后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拆分</text:span><text:span text:style-name="T4"> 1000</text:span><text:span text:style-name="T5">：已拆分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单据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" table:style-name="ta8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拆分前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拆分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ex" table:style-name="ta8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_ex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拆分后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拆分后的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拆分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from_goods_id</text:p>
          </table:table-cell>
          <table:table-cell table:style-name="ce11" office:value-type="string" calcext:value-type="string">
            <text:p><text:span text:style-name="T3">拆分前的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wspbilldetail_id</text:p>
          </table:table-cell>
          <table:table-cell table:style-name="ce11" office:value-type="string" calcext:value-type="string">
            <text:p><text:span text:style-name="T3">拆分前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bom" table:style-name="ta9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 - </text:span><text:span text:style-name="T5">商品构成</text:span><text:span text:style-name="T4">  </text:span><text:span text:style-name="T5">这个表的数据来自</text:span><text:span text:style-name="T4">t_goods_bom</text:span><text:span text:style-name="T5">，是当时拆分时刻的</text:span><text:span text:style-name="T4">BOM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detail_id</text:p>
          </table:table-cell>
          <table:table-cell table:style-name="ce10" office:value-type="string" calcext:value-type="string">
            <text:p><text:span text:style-name="T3">拆分单商品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ub_goods_id</text:p>
          </table:table-cell>
          <table:table-cell table:style-name="ce11" office:value-type="string" calcext:value-type="string">
            <text:p><text:span text:style-name="T3">子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父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count</text:p>
          </table:table-cell>
          <table:table-cell table:style-name="ce11" office:value-type="string" calcext:value-type="string">
            <text:p>子商品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st_weight</text:p>
          </table:table-cell>
          <table:table-cell table:style-name="ce28" office:value-type="string" calcext:value-type="string">
            <text:p>成本分摊权重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9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bank_5f_account" style:display-name="PageStyle_t_bank_accou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_5f_cols" style:display-name="PageStyle_t_acc_fmt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biz_5f_log" style:display-name="PageStyle_t_biz_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" style:display-name="PageStyle_t_ca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period" style:display-name="PageStyle_t_acc_perio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_5f_detail" style:display-name="PageStyle_t_cash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" style:display-name="PageStyle_t_acc_fm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nfig" style:display-name="PageStyle_t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dmw" style:display-name="PageStyle_t_dmo_dm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_5f_category" style:display-name="PageStyle_t_custom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_5f_category" style:display-name="PageStyle_t_factory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" style:display-name="PageStyle_t_dm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_5f_detail" style:display-name="PageStyle_t_dm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" style:display-name="PageStyle_t_dm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" style:display-name="PageStyle_t_fac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" style:display-name="PageStyle_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_5f_detail" style:display-name="PageStyle_t_dm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" style:display-name="PageStyle_t_custo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category" style:display-name="PageStyle_t_goods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_5f_plus" style:display-name="PageStyle_t_fid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om" style:display-name="PageStyle_t_goods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rand" style:display-name="PageStyle_t_goods_br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" style:display-name="PageStyle_t_goo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price" style:display-name="PageStyle_t_goods_pr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si" style:display-name="PageStyle_t_goods_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unit" style:display-name="PageStyle_t_goods_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" style:display-name="PageStyle_t_inventory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_5f_detail" style:display-name="PageStyle_t_i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" style:display-name="PageStyle_t_i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" style:display-name="PageStyle_t_inven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" style:display-name="PageStyle_t_it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detail" style:display-name="PageStyle_t_inventory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_5f_detail" style:display-name="PageStyle_t_inventory_fifo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_5f_detail" style:display-name="PageStyle_t_it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org" style:display-name="PageStyle_t_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atrix_5f_bom_5f_config" style:display-name="PageStyle_t_matrix_bom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_5f_detail" style:display-name="PageStyle_t_pay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_5f_plus" style:display-name="PageStyle_t_menu_item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" style:display-name="PageStyle_t_menu_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" style:display-name="PageStyle_t_pay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ment" style:display-name="PageStyle_t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pw" style:display-name="PageStyle_t_po_p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" style:display-name="PageStyle_t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_5f_plus" style:display-name="PageStyle_t_permission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" style:display-name="PageStyle_t_pre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" style:display-name="PageStyle_t_pre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_5f_detail" style:display-name="PageStyle_t_pre_receiving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_5f_detail" style:display-name="PageStyle_t_p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_5f_detail" style:display-name="PageStyle_t_pre_payment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ice_5f_system" style:display-name="PageStyle_t_price_sys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" style:display-name="PageStyle_t_p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si_5f_db_5f_version" style:display-name="PageStyle_t_psi_db_ver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_5f_detail" style:display-name="PageStyle_t_p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" style:display-name="PageStyle_t_p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_5f_detail" style:display-name="PageStyle_t_p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" style:display-name="PageStyle_t_receiv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" style:display-name="PageStyle_t_ro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nt_5f_fid" style:display-name="PageStyle_t_recen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_5f_detail" style:display-name="PageStyle_t_receiv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ing" style:display-name="PageStyle_t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_5f_dataorg" style:display-name="PageStyle_t_role_permission_data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user" style:display-name="PageStyle_t_role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" style:display-name="PageStyle_t_p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so" style:display-name="PageStyle_t_sc_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" style:display-name="PageStyle_t_role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_5f_detail" style:display-name="PageStyle_t_s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po" style:display-name="PageStyle_t_so_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_5f_expand" style:display-name="PageStyle_t_so_bill_bom_exp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ws" style:display-name="PageStyle_t_so_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" style:display-name="PageStyle_t_so_bil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detail" style:display-name="PageStyle_t_s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" style:display-name="PageStyle_t_s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" style:display-name="PageStyle_t_s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_5f_detail" style:display-name="PageStyle_t_s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" style:display-name="PageStyle_t_s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category" style:display-name="PageStyle_t_suppli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goods_5f_range" style:display-name="PageStyle_t_supplier_goods_ran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bject" style:display-name="PageStyle_t_sub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user" style:display-name="PageStyle_t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" style:display-name="PageStyle_t_vouch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_5f_detail" style:display-name="PageStyle_t_ws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_5f_detail" style:display-name="PageStyle_t_voucher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" style:display-name="PageStyle_t_suppl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" style:display-name="PageStyle_t_wsp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" style:display-name="PageStyle_t_ws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bom" style:display-name="PageStyle_t_wsp_bill_detai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arehouse" style:display-name="PageStyle_t_warehou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ex" style:display-name="PageStyle_t_wsp_bill_detail_e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" style:display-name="PageStyle_t_wsp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dc:creator>李静波</dc:creator>
    <meta:print-date>2013-11-11T01:55:14</meta:print-date>
    <meta:creation-date>2013-11-11T01:13:07</meta:creation-date>
    <dc:date>2021-06-24T06:12:07</dc:date>
    <meta:generator>LibreOffice/7.2.4.1$Windows_X86_64 LibreOffice_project/27d75539669ac387bb498e35313b970b7fe9c4f9</meta:generator>
    <meta:document-statistic meta:table-count="90" meta:cell-count="6758" meta:object-count="0"/>
    <meta:user-defined meta:name="AppVersion">12.0000</meta:user-defined>
    <meta:user-defined meta:name="Company">Microsoft</meta:user-defined>
  </office:meta>
</office:document-meta>
</file>